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D200003EA4000016BF3FCF3AC8.wmf"/>
  <manifest:file-entry manifest:media-type="" manifest:full-path="Pictures/2000013100003F9200001E4AC5CD33F5.wmf"/>
  <manifest:file-entry manifest:media-type="image/png" manifest:full-path="Pictures/100000000000000800000008913C8356.png"/>
  <manifest:file-entry manifest:media-type="" manifest:full-path="Pictures/2000008500002CF700000E459550B2CE.wmf"/>
  <manifest:file-entry manifest:media-type="image/png" manifest:full-path="Pictures/10000000000004000000030001E8886B.png"/>
  <manifest:file-entry manifest:media-type="" manifest:full-path="Pictures/200000B7000050A000002DB148D56D41.wmf"/>
  <manifest:file-entry manifest:media-type="" manifest:full-path="Pictures/20000100000061290000172988F64161.wmf"/>
  <manifest:file-entry manifest:media-type="" manifest:full-path="Pictures/200000C60000367A0000108B97CC992E.wmf"/>
  <manifest:file-entry manifest:media-type="" manifest:full-path="Pictures/2000008500003EF3000019D9B5FAFAB6.wmf"/>
  <manifest:file-entry manifest:media-type="" manifest:full-path="Pictures/2000006800003EF3000019D9176FAC3B.wmf"/>
  <manifest:file-entry manifest:media-type="" manifest:full-path="Pictures/200000E9000058FF00001581F94CC0A4.wmf"/>
  <manifest:file-entry manifest:media-type="" manifest:full-path="Pictures/2000007600003EF3000019D975F9D357.wmf"/>
  <manifest:file-entry manifest:media-type="image/png" manifest:full-path="Pictures/10000000000000200000002000309F1C.png"/>
  <manifest:file-entry manifest:media-type="" manifest:full-path="Pictures/2000009C000034B800000CB8F46CCF25.wm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="hidden" draw:shadow-color="#000514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ff0000" draw:stroke-linejoin="miter" draw:fill="none" draw:fill-color="#0099cc" draw:textarea-horizontal-align="left" draw:textarea-vertical-align="middle" draw:auto-grow-height="false" fo:padding-top="0.13cm" fo:padding-bottom="0.13cm" fo:padding-left="0.25cm" fo:padding-right="0.25cm" fo:wrap-option="no-wrap" draw:shadow="hidden" draw:shadow-color="#000514"/>
    </style:style>
    <style:style style:name="gr4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0514"/>
    </style:style>
    <style:style style:name="gr5" style:family="graphic" style:parent-style-name="standard">
      <style:graphic-properties draw:stroke="none" draw:fill="none" draw:fill-color="#0099cc" draw:textarea-horizontal-align="justify" draw:textarea-vertical-align="top" draw:auto-grow-height="true" fo:min-height="2.914cm" fo:padding-top="0.13cm" fo:padding-bottom="0.13cm" fo:padding-left="0.25cm" fo:padding-right="0.25cm" fo:wrap-option="wrap" draw:shadow="hidden" draw:shadow-color="#000514"/>
    </style:style>
    <style:style style:name="gr6" style:family="graphic" style:parent-style-name="standard">
      <style:graphic-properties draw:stroke="solid" svg:stroke-width="0.026cm" svg:stroke-color="#ffffff" draw:stroke-linejoin="miter" draw:fill="none" draw:fill-color="#0099cc" draw:textarea-horizontal-align="left" draw:textarea-vertical-align="middle" draw:auto-grow-height="false" fo:padding-top="0.13cm" fo:padding-bottom="0.13cm" fo:padding-left="0.25cm" fo:padding-right="0.25cm" fo:wrap-option="no-wrap" draw:shadow="hidden" draw:shadow-color="#000514"/>
    </style:style>
    <style:style style:name="gr7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0514"/>
    </style:style>
    <style:style style:name="gr8" style:family="graphic" style:parent-style-name="standard">
      <style:graphic-properties draw:stroke="solid" svg:stroke-width="0.106cm" svg:stroke-color="#ff0000" draw:stroke-linejoin="round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="hidden" draw:shadow-color="#000514"/>
    </style:style>
    <style:style style:name="gr9" style:family="graphic" style:parent-style-name="standard" style:list-style-name="L4">
      <style:graphic-properties draw:stroke="none" draw:fill="none" draw:fill-color="#0099cc" draw:textarea-horizontal-align="justify" draw:textarea-vertical-align="top" draw:auto-grow-height="true" fo:min-height="4.061cm" fo:padding-top="0.13cm" fo:padding-bottom="0.13cm" fo:padding-left="0.25cm" fo:padding-right="0.25cm" fo:wrap-option="wrap" draw:shadow="hidden" draw:shadow-color="#000514"/>
    </style:style>
    <style:style style:name="gr10" style:family="graphic" style:parent-style-name="standard">
      <style:graphic-properties draw:stroke="solid" svg:stroke-width="0.026cm" svg:stroke-color="#ff0000" draw:stroke-linejoin="miter" draw:fill="none" draw:fill-color="#0099cc" draw:textarea-horizontal-align="left" draw:textarea-vertical-align="middle" draw:auto-grow-height="false" fo:padding-top="0.13cm" fo:padding-bottom="0.13cm" fo:padding-left="0.25cm" fo:padding-right="0.25cm" fo:wrap-option="no-wrap" draw:shadow="hidden" draw:shadow-color="#000514"/>
    </style:style>
    <style:style style:name="gr11" style:family="graphic" style:parent-style-name="standard">
      <style:graphic-properties draw:stroke="solid" svg:stroke-width="0.127cm" svg:stroke-color="#ff0000" draw:marker-start="Arrow" draw:marker-start-width="0.351cm" draw:marker-end="" draw:marker-end-width="0.351cm" draw:stroke-linejoin="miter" draw:fill="none" draw:fill-color="#ffffff" draw:textarea-horizontal-align="left" draw:textarea-vertical-align="top" draw:auto-grow-height="false" fo:padding-top="0.18cm" fo:padding-bottom="0.18cm" fo:padding-left="0.3cm" fo:padding-right="0.3cm" fo:wrap-option="wrap" draw:shadow="hidden" draw:shadow-color="#000514"/>
    </style:style>
    <style:style style:name="gr12" style:family="graphic" style:parent-style-name="standard">
      <style:graphic-properties draw:stroke="none" draw:fill="none" draw:fill-color="#0099cc" draw:textarea-horizontal-align="justify" draw:textarea-vertical-align="top" draw:auto-grow-height="true" fo:min-height="0.868cm" fo:min-width="3.974cm" fo:padding-top="0.13cm" fo:padding-bottom="0.13cm" fo:padding-left="0.25cm" fo:padding-right="0.25cm" fo:wrap-option="no-wrap" draw:shadow="hidden" draw:shadow-color="#000514"/>
    </style:style>
    <style:style style:name="gr13" style:family="graphic" style:parent-style-name="standard">
      <style:graphic-properties draw:stroke="solid" svg:stroke-width="0.076cm" svg:stroke-color="#ff0000" draw:marker-start-width="0.275cm" draw:marker-end-width="0.275cm" draw:stroke-linejoin="round" draw:fill="none" draw:fill-color="#0099cc" draw:textarea-horizontal-align="left" draw:textarea-vertical-align="top" draw:auto-grow-height="false" fo:padding-top="0.155cm" fo:padding-bottom="0.155cm" fo:padding-left="0.275cm" fo:padding-right="0.275cm" fo:wrap-option="wrap" draw:shadow="hidden" draw:shadow-color="#000514"/>
    </style:style>
    <style:style style:name="gr14" style:family="graphic" style:parent-style-name="standard">
      <style:graphic-properties draw:stroke="none" draw:fill="none" draw:fill-color="#0099cc" draw:textarea-horizontal-align="justify" draw:textarea-vertical-align="top" draw:auto-grow-height="true" fo:min-height="1.708cm" fo:padding-top="0.13cm" fo:padding-bottom="0.13cm" fo:padding-left="0.25cm" fo:padding-right="0.25cm" fo:wrap-option="wrap" draw:shadow="hidden" draw:shadow-color="#000514"/>
    </style:style>
    <style:style style:name="gr15" style:family="graphic" style:parent-style-name="standard">
      <style:graphic-properties draw:stroke="none" draw:fill="none" draw:fill-color="#0099cc" draw:textarea-horizontal-align="justify" draw:textarea-vertical-align="top" draw:auto-grow-height="true" fo:min-height="4.228cm" fo:padding-top="0.13cm" fo:padding-bottom="0.13cm" fo:padding-left="0.25cm" fo:padding-right="0.25cm" fo:wrap-option="wrap" draw:shadow="hidden" draw:shadow-color="#000514"/>
    </style:style>
    <style:style style:name="gr16" style:family="graphic" style:parent-style-name="standard">
      <style:graphic-properties draw:stroke="solid" svg:stroke-width="0.053cm" svg:stroke-color="#ff0000" draw:stroke-linejoin="miter" draw:fill="none" draw:fill-color="#0099cc" draw:textarea-horizontal-align="left" draw:textarea-vertical-align="middle" draw:auto-grow-height="false" fo:padding-top="0.13cm" fo:padding-bottom="0.13cm" fo:padding-left="0.25cm" fo:padding-right="0.25cm" fo:wrap-option="no-wrap" draw:shadow="hidden" draw:shadow-color="#000514"/>
    </style:style>
    <style:style style:name="gr17" style:family="graphic" style:parent-style-name="standard">
      <style:graphic-properties draw:stroke="none" draw:fill="none" draw:fill-color="#0099cc" draw:textarea-horizontal-align="justify" draw:textarea-vertical-align="top" draw:auto-grow-height="true" fo:min-height="5.053cm" fo:padding-top="0.13cm" fo:padding-bottom="0.13cm" fo:padding-left="0.25cm" fo:padding-right="0.25cm" fo:wrap-option="wrap" draw:shadow="hidden" draw:shadow-color="#000514"/>
    </style:style>
    <style:style style:name="gr18" style:family="graphic" style:parent-style-name="standard">
      <style:graphic-properties draw:stroke="none" draw:fill="none" draw:fill-color="#0099cc" draw:textarea-horizontal-align="justify" draw:textarea-vertical-align="top" draw:auto-grow-height="true" fo:min-height="3.369cm" fo:padding-top="0.13cm" fo:padding-bottom="0.13cm" fo:padding-left="0.25cm" fo:padding-right="0.25cm" fo:wrap-option="wrap" draw:shadow="hidden" draw:shadow-color="#000514"/>
    </style:style>
    <style:style style:name="gr19" style:family="graphic" style:parent-style-name="standard">
      <style:graphic-properties draw:stroke="none" draw:fill="none" draw:fill-color="#0099cc" draw:textarea-horizontal-align="justify" draw:textarea-vertical-align="top" draw:auto-grow-height="true" fo:min-height="7.579cm" fo:padding-top="0.13cm" fo:padding-bottom="0.13cm" fo:padding-left="0.25cm" fo:padding-right="0.25cm" fo:wrap-option="wrap" draw:shadow="hidden" draw:shadow-color="#000514"/>
    </style:style>
    <style:style style:name="gr20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0514"/>
    </style:style>
    <style:style style:name="gr21" style:family="graphic" style:parent-style-name="standard">
      <style:graphic-properties draw:stroke="none" draw:fill="none" draw:fill-color="#0099cc" draw:textarea-horizontal-align="justify" draw:textarea-vertical-align="top" draw:auto-grow-height="true" fo:min-height="6.737cm" fo:padding-top="0.13cm" fo:padding-bottom="0.13cm" fo:padding-left="0.25cm" fo:padding-right="0.25cm" fo:wrap-option="wrap" draw:shadow="hidden" draw:shadow-color="#000514"/>
    </style:style>
    <style:style style:name="gr22" style:family="graphic" style:parent-style-name="standard">
      <style:graphic-properties draw:stroke="none" draw:fill="none" draw:fill-color="#0099cc" draw:textarea-horizontal-align="justify" draw:textarea-vertical-align="top" draw:auto-grow-height="true" fo:min-height="3.388cm" fo:padding-top="0.13cm" fo:padding-bottom="0.13cm" fo:padding-left="0.25cm" fo:padding-right="0.25cm" fo:wrap-option="wrap" draw:shadow="hidden" draw:shadow-color="#000514"/>
    </style:style>
    <style:style style:name="gr23" style:family="graphic" style:parent-style-name="standard">
      <style:graphic-properties draw:stroke="none" draw:fill="none" draw:fill-color="#0099cc" draw:textarea-horizontal-align="justify" draw:textarea-vertical-align="top" draw:auto-grow-height="true" fo:min-height="0.868cm" fo:min-width="5.695cm" fo:padding-top="0.13cm" fo:padding-bottom="0.13cm" fo:padding-left="0.25cm" fo:padding-right="0.25cm" fo:wrap-option="no-wrap" draw:shadow="hidden" draw:shadow-color="#000514"/>
    </style:style>
    <style:style style:name="gr24" style:family="graphic" style:parent-style-name="standard">
      <style:graphic-properties draw:stroke="none" draw:fill="none" draw:fill-color="#0099cc" draw:textarea-horizontal-align="justify" draw:textarea-vertical-align="top" draw:auto-grow-height="true" fo:min-height="5.642cm" fo:padding-top="0.13cm" fo:padding-bottom="0.13cm" fo:padding-left="0.25cm" fo:padding-right="0.25cm" fo:wrap-option="wrap" draw:shadow="hidden" draw:shadow-color="#000514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solid" svg:stroke-width="0.508cm" svg:stroke-color="#ccccff" draw:marker-start="Arrowheads_20_3" draw:marker-start-width="1.062cm" draw:marker-end="Arrowheads_20_3" draw:marker-end-width="1.062cm" draw:textarea-horizontal-align="center" fo:padding-top="0.379cm" fo:padding-bottom="0.379cm" fo:padding-left="0.504cm" fo:padding-right="0.504cm"/>
    </style:style>
    <style:style style:name="gr27" style:family="graphic" style:parent-style-name="standard">
      <style:graphic-properties draw:stroke="solid" svg:stroke-width="0.102cm" svg:stroke-color="#ffffff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8cm" fo:min-width="8.314cm"/>
    </style:style>
    <style:style style:name="gr29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="hidden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dash" draw:stroke-dash="Fine_20_Dashed_20__28_var_29_" svg:stroke-width="0.102cm" svg:stroke-color="#8080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31" style:family="graphic" style:parent-style-name="standard">
      <style:graphic-properties draw:stroke="solid" svg:stroke-width="0.152cm" svg:stroke-color="#808000" draw:marker-start-width="0.427cm" draw:marker-end="Arrow" draw:marker-end-width="0.527cm" draw:textarea-horizontal-align="center" fo:padding-top="0.2cm" fo:padding-bottom="0.2cm" fo:padding-left="0.325cm" fo:padding-right="0.325cm"/>
    </style:style>
    <style:style style:name="gr32" style:family="graphic" style:parent-style-name="standard">
      <style:graphic-properties draw:ole-draw-aspect="1"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5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auto-grow-height="true" fo:min-height="3.178cm"/>
    </style:style>
    <style:style style:name="pr8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1.645cm" fo:min-width="0cm" fo:padding-top="0.13cm" fo:padding-bottom="0.13cm" fo:padding-left="0.25cm" fo:padding-right="0.25cm" fo:wrap-option="wrap" draw:shadow="hidden" draw:shadow-color="#000514"/>
    </style:style>
    <style:style style:name="pr9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2.314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3.241cm" fo:min-width="0cm" fo:padding-top="0.13cm" fo:padding-bottom="0.13cm" fo:padding-left="0.25cm" fo:padding-right="0.25cm" fo:wrap-option="wrap" draw:shadow="hidden" draw:shadow-color="#000514"/>
    </style:style>
    <style:style style:name="pr11" style:family="presentation" style:parent-style-name="Default-outline1">
      <style:graphic-properties draw:stroke="none" draw:fill="none" draw:fill-color="#0099cc" draw:textarea-horizontal-align="justify" draw:textarea-vertical-align="top" draw:auto-grow-height="true" draw:auto-grow-width="false" fo:min-height="13.6cm" fo:min-width="0cm" fo:padding-top="0.13cm" fo:padding-bottom="0.13cm" fo:padding-left="0.25cm" fo:padding-right="0.25cm" fo:wrap-option="wrap" draw:shadow="hidden" draw:shadow-color="#000514"/>
    </style:style>
    <style:style style:name="pr12" style:family="presentation" style:parent-style-name="Default-notes">
      <style:graphic-properties draw:stroke="none" draw:fill="none" draw:fill-color="#bbe0e3" draw:auto-grow-height="true" fo:min-height="12.575cm" draw:shadow="hidden" draw:shadow-color="#808080"/>
    </style:style>
    <style:style style:name="pr13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2.335cm" fo:min-width="0cm" fo:padding-top="0.13cm" fo:padding-bottom="0.13cm" fo:padding-left="0.25cm" fo:padding-right="0.25cm" fo:wrap-option="wrap" draw:shadow="hidden" draw:shadow-color="#000514"/>
    </style:style>
    <style:style style:name="pr14" style:family="presentation" style:parent-style-name="Default-outline1">
      <style:graphic-properties draw:stroke="none" draw:fill="none" draw:fill-color="#0099cc" draw:textarea-horizontal-align="justify" draw:textarea-vertical-align="top" draw:auto-grow-height="true" draw:auto-grow-width="false" fo:min-height="15.886cm" fo:min-width="0cm" fo:padding-top="0.13cm" fo:padding-bottom="0.13cm" fo:padding-left="0.25cm" fo:padding-right="0.25cm" fo:wrap-option="wrap" draw:shadow="hidden" draw:shadow-color="#000514"/>
    </style:style>
    <style:style style:name="pr15" style:family="presentation" style:parent-style-name="Default-outline1" style:list-style-name="L6">
      <style:graphic-properties draw:stroke="none" draw:fill="none" draw:fill-color="#0099cc" draw:textarea-horizontal-align="justify" draw:textarea-vertical-align="top" draw:auto-grow-height="true" draw:auto-grow-width="false" fo:min-height="14.056cm" fo:min-width="0cm" fo:padding-top="0.13cm" fo:padding-bottom="0.13cm" fo:padding-left="0.25cm" fo:padding-right="0.25cm" fo:wrap-option="wrap" draw:shadow="hidden" draw:shadow-color="#000514"/>
    </style:style>
    <style:style style:name="pr16" style:family="presentation" style:parent-style-name="Default-outline1" style:list-style-name="L6">
      <style:graphic-properties draw:stroke="none" draw:fill="none" draw:fill-color="#0099cc" draw:textarea-horizontal-align="justify" draw:textarea-vertical-align="top" draw:auto-grow-height="true" draw:auto-grow-width="false" fo:min-height="15.826cm" fo:min-width="0cm" fo:padding-top="0.13cm" fo:padding-bottom="0.13cm" fo:padding-left="0.25cm" fo:padding-right="0.25cm" fo:wrap-option="wrap" draw:shadow="hidden" draw:shadow-color="#000514"/>
    </style:style>
    <style:style style:name="pr17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3.178cm" fo:min-width="0cm" fo:padding-top="0.13cm" fo:padding-bottom="0.13cm" fo:padding-left="0.25cm" fo:padding-right="0.25cm" fo:wrap-option="wrap" draw:shadow="hidden" draw:shadow-color="#000514"/>
    </style:style>
    <style:style style:name="pr18" style:family="presentation" style:parent-style-name="Default-outline1">
      <style:graphic-properties draw:stroke="none" draw:fill="none" draw:fill-color="#0099cc" draw:textarea-horizontal-align="justify" draw:textarea-vertical-align="top" draw:auto-grow-height="true" draw:auto-grow-width="false" fo:min-height="14.267cm" fo:min-width="0cm" fo:padding-top="0.13cm" fo:padding-bottom="0.13cm" fo:padding-left="0.25cm" fo:padding-right="0.25cm" fo:wrap-option="wrap" draw:shadow="hidden" draw:shadow-color="#000514"/>
    </style:style>
    <style:style style:name="pr19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3.177cm" fo:min-width="0cm" fo:padding-top="0.13cm" fo:padding-bottom="0.13cm" fo:padding-left="0.25cm" fo:padding-right="0.25cm" fo:wrap-option="wrap" draw:shadow="hidden" draw:shadow-color="#000514"/>
    </style:style>
    <style:style style:name="pr20" style:family="presentation" style:parent-style-name="Default-outline1">
      <style:graphic-properties draw:stroke="none" draw:fill="none" draw:fill-color="#0099cc" draw:textarea-horizontal-align="justify" draw:textarea-vertical-align="top" draw:auto-grow-height="true" draw:auto-grow-width="false" fo:min-height="11.034cm" fo:min-width="0cm" fo:padding-top="0.13cm" fo:padding-bottom="0.13cm" fo:padding-left="0.25cm" fo:padding-right="0.25cm" fo:wrap-option="wrap" draw:shadow="hidden" draw:shadow-color="#000514"/>
    </style:style>
    <style:style style:name="pr21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3.505cm" fo:min-width="0cm" fo:padding-top="0.13cm" fo:padding-bottom="0.13cm" fo:padding-left="0.25cm" fo:padding-right="0.25cm" fo:wrap-option="wrap" draw:shadow="hidden" draw:shadow-color="#000514"/>
    </style:style>
    <style:style style:name="pr22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2.408cm" fo:min-width="0cm" fo:padding-top="0.13cm" fo:padding-bottom="0.13cm" fo:padding-left="0.25cm" fo:padding-right="0.25cm" fo:wrap-option="wrap" draw:shadow="hidden" draw:shadow-color="#000514"/>
    </style:style>
    <style:style style:name="pr23" style:family="presentation" style:parent-style-name="Default-outline1" style:list-style-name="L6">
      <style:graphic-properties draw:stroke="none" draw:fill="none" draw:fill-color="#0099cc" draw:textarea-horizontal-align="justify" draw:textarea-vertical-align="top" draw:auto-grow-height="true" draw:auto-grow-width="false" fo:min-height="16.452cm" fo:min-width="0cm" fo:padding-top="0.13cm" fo:padding-bottom="0.13cm" fo:padding-left="0.25cm" fo:padding-right="0.25cm" fo:wrap-option="wrap" draw:shadow="hidden" draw:shadow-color="#000514"/>
    </style:style>
    <style:style style:name="pr24" style:family="presentation" style:parent-style-name="Default-title">
      <style:graphic-properties draw:fill-color="#ffffff" draw:auto-grow-height="true" fo:min-height="3.178cm"/>
    </style:style>
    <style:style style:name="pr25" style:family="presentation" style:parent-style-name="Default-outline1">
      <style:graphic-properties draw:fill-color="#ffffff" draw:auto-grow-height="true" fo:min-height="14.267cm"/>
    </style:style>
    <style:style style:name="pr26" style:family="presentation" style:parent-style-name="Default-notes">
      <style:graphic-properties draw:fill-color="#ffffff" draw:auto-grow-height="true" fo:min-height="12.573cm"/>
    </style:style>
    <style:style style:name="pr27" style:family="presentation" style:parent-style-name="Default-outline1">
      <style:graphic-properties fo:min-height="1.843cm"/>
    </style:style>
    <style:style style:name="pr28" style:family="presentation" style:parent-style-name="Default-outline1">
      <style:graphic-properties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indent="0cm" style:writing-mode="lr-tb" style:font-independent-line-spacing="true"/>
      <style:text-properties fo:color="#ffff00" fo:font-weight="bold" style:font-weight-asian="bold" style:font-weight-complex="bold"/>
    </style:style>
    <style:style style:name="P6" style:family="paragraph">
      <style:paragraph-properties fo:margin-left="0cm" fo:margin-right="0cm" fo:text-indent="0cm" style:writing-mode="lr-tb" style:font-independent-line-spacing="true"/>
      <style:text-properties fo:color="#ffff00" fo:text-shadow="1pt 1pt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margin-left="0cm" fo:margin-right="0cm" fo:text-indent="0cm" style:writing-mode="lr-tb" style:font-independent-line-spacing="true"/>
      <style:text-properties fo:color="#ffff00" fo:font-size="19.8999996185303pt" fo:text-shadow="1pt 1pt" fo:font-weight="bold" style:font-weight-asian="bold" style:font-weight-complex="bold"/>
    </style:style>
    <style:style style:name="P9" style:family="paragraph">
      <style:paragraph-properties fo:margin-left="0cm" fo:margin-right="0cm" fo:text-indent="0cm" style:writing-mode="lr-tb" style:font-independent-line-spacing="true"/>
      <style:text-properties fo:color="#ffff00" fo:text-shadow="1pt 1pt" fo:font-weight="bold" style:font-weight-asian="bold" style:font-weight-complex="bold"/>
    </style:style>
    <style:style style:name="P10" style:family="paragraph">
      <style:paragraph-properties fo:margin-left="0cm" fo:margin-right="0cm" fo:margin-top="0.158cm" fo:margin-bottom="0cm" fo:text-indent="0cm"/>
    </style:style>
    <style:style style:name="P11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3.1999998092651pt"/>
    </style:style>
    <style:style style:name="P12" style:family="paragraph">
      <style:paragraph-properties fo:margin-left="0cm" fo:margin-right="0cm" fo:margin-top="0.246cm" fo:margin-bottom="0cm" fo:text-indent="0cm"/>
    </style:style>
    <style:style style:name="P13" style:family="paragraph">
      <style:paragraph-properties fo:margin-left="0cm" fo:margin-right="0cm" fo:margin-top="0.246cm" fo:margin-bottom="0cm" fo:text-indent="0cm" style:writing-mode="lr-tb" style:font-independent-line-spacing="true"/>
    </style:style>
    <style:style style:name="P14" style:family="paragraph">
      <style:text-properties fo:font-size="13.1999998092651pt"/>
    </style:style>
    <style:style style:name="P15" style:family="paragraph">
      <style:paragraph-properties fo:margin-left="0cm" fo:margin-right="0cm" fo:margin-top="0.282cm" fo:margin-bottom="0cm" fo:text-indent="0cm"/>
    </style:style>
    <style:style style:name="P16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P17" style:family="paragraph">
      <style:paragraph-properties fo:margin-left="0.952cm" fo:margin-right="0cm" fo:margin-top="0.211cm" fo:margin-bottom="0cm" fo:line-height="90%" fo:text-indent="-0.952cm"/>
    </style:style>
    <style:style style:name="P18" style:family="paragraph">
      <style:paragraph-properties fo:margin-left="0cm" fo:margin-right="0cm" fo:margin-top="0.211cm" fo:margin-bottom="0cm" fo:line-height="90%" fo:text-indent="0cm"/>
    </style:style>
    <style:style style:name="P19" style:family="paragraph">
      <style:paragraph-properties fo:line-height="90%"/>
    </style:style>
    <style:style style:name="P20" style:family="paragraph">
      <style:paragraph-properties fo:margin-left="0.952cm" fo:margin-right="0cm" fo:margin-top="0.211cm" fo:margin-bottom="0cm" fo:line-height="90%" fo:text-indent="-0.952cm" style:writing-mode="lr-tb" style:font-independent-line-spacing="true"/>
    </style:style>
    <style:style style:name="P21" style:family="paragraph">
      <style:paragraph-properties fo:margin-left="0.952cm" fo:margin-right="0cm" fo:margin-top="0.246cm" fo:margin-bottom="0cm" fo:text-indent="-0.952cm"/>
    </style:style>
    <style:style style:name="P22" style:family="paragraph">
      <style:paragraph-properties fo:margin-left="0cm" fo:margin-right="0cm" fo:margin-top="0.211cm" fo:margin-bottom="0cm" fo:text-indent="0cm"/>
    </style:style>
    <style:style style:name="P23" style:family="paragraph">
      <style:paragraph-properties fo:margin-left="0.952cm" fo:margin-right="0cm" fo:margin-top="0.246cm" fo:margin-bottom="0cm" fo:text-indent="-0.952cm" style:writing-mode="lr-tb" style:font-independent-line-spacing="true"/>
      <style:text-properties fo:font-size="28pt" style:font-size-asian="32pt" style:font-size-complex="32pt"/>
    </style:style>
    <style:style style:name="P24" style:family="paragraph">
      <style:paragraph-properties fo:margin-left="0cm" fo:margin-right="0cm" fo:text-indent="0cm" style:writing-mode="lr-tb" style:font-independent-line-spacing="true"/>
      <style:text-properties fo:font-size="22pt" fo:font-weight="normal" style:font-size-asian="22pt" style:font-weight-asian="normal" style:font-size-complex="22pt" style:font-weight-complex="normal"/>
    </style:style>
    <style:style style:name="P25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26" style:family="paragraph">
      <style:paragraph-properties fo:margin-left="0cm" fo:margin-right="0cm" fo:text-indent="0cm" style:writing-mode="lr-tb" style:font-independent-line-spacing="true"/>
      <style:text-properties fo:color="#ffff00" fo:font-size="19.8999996185303pt" fo:text-shadow="1pt 1pt"/>
    </style:style>
    <style:style style:name="P27" style:family="paragraph">
      <style:paragraph-properties fo:margin-left="0.952cm" fo:margin-right="0cm" fo:margin-top="0.282cm" fo:margin-bottom="0cm" fo:line-height="90%" fo:text-indent="-0.952cm"/>
    </style:style>
    <style:style style:name="P28" style:family="paragraph">
      <style:paragraph-properties fo:margin-left="0.952cm" fo:margin-right="0cm" fo:margin-top="0.123cm" fo:margin-bottom="0cm" fo:line-height="90%" fo:text-indent="-0.952cm"/>
    </style:style>
    <style:style style:name="P29" style:family="paragraph">
      <style:paragraph-properties fo:margin-left="0cm" fo:margin-right="0cm" fo:margin-top="0.282cm" fo:margin-bottom="0cm" fo:line-height="90%" fo:text-indent="0cm"/>
    </style:style>
    <style:style style:name="P30" style:family="paragraph">
      <style:paragraph-properties fo:margin-left="0.952cm" fo:margin-right="0cm" fo:margin-top="0.282cm" fo:margin-bottom="0cm" fo:line-height="90%" fo:text-indent="-0.952cm" style:writing-mode="lr-tb" style:font-independent-line-spacing="true"/>
    </style:style>
    <style:style style:name="P31" style:family="paragraph">
      <style:paragraph-properties fo:margin-left="0cm" fo:margin-right="0cm" fo:margin-top="0.238cm" fo:margin-bottom="0cm" fo:text-indent="0cm"/>
    </style:style>
    <style:style style:name="P32" style:family="paragraph">
      <style:paragraph-properties fo:margin-left="0cm" fo:margin-right="0cm" fo:margin-top="0.238cm" fo:margin-bottom="0cm" fo:text-indent="0cm" style:writing-mode="lr-tb" style:font-independent-line-spacing="true"/>
      <style:text-properties fo:font-size="19.8999996185303pt"/>
    </style:style>
    <style:style style:name="P33" style:family="paragraph">
      <style:text-properties fo:font-size="16pt"/>
    </style:style>
    <style:style style:name="P34" style:family="paragraph">
      <style:paragraph-properties fo:margin-left="0.6cm" fo:margin-right="0cm" fo:text-indent="-0.6cm"/>
      <style:text-properties fo:font-size="16pt"/>
    </style:style>
    <style:style style:name="P35" style:family="paragraph">
      <style:text-properties fo:color="#ffff00" fo:font-size="28pt" fo:font-weight="bold" style:font-size-asian="28pt" style:font-weight-asian="bold" style:font-size-complex="28pt" style:font-weight-complex="bold"/>
    </style:style>
    <style:style style:name="P36" style:family="paragraph">
      <style:paragraph-properties fo:text-align="center"/>
    </style:style>
    <style:style style:name="P37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38" style:family="paragraph">
      <style:text-properties fo:color="#ffff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ff00"/>
    </style:style>
    <style:style style:name="T2" style:family="text">
      <style:text-properties fo:color="#ffff00" fo:font-style="italic" style:font-style-asian="italic" style:font-style-complex="italic"/>
    </style:style>
    <style:style style:name="T3" style:family="text">
      <style:text-properties fo:color="#ffff00" fo:font-style="normal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DejaVu Sans'" style:font-style-name="Condensed" style:font-family-generic="swiss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7" style:family="text">
      <style:text-properties fo:font-family="'Lucida Sans'" style:font-style-name="Regular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8" style:family="text">
      <style:text-properties fo:color="#23ff23"/>
    </style:style>
    <style:style style:name="T9" style:family="text">
      <style:text-properties fo:color="#ffff00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ffff00" fo:font-size="24pt" fo:text-shadow="1pt 1pt" fo:font-weight="bold" style:font-size-asian="24pt" style:font-weight-asian="bold" style:font-size-complex="24pt" style:font-weight-complex="bold"/>
    </style:style>
    <style:style style:name="T11" style:family="text">
      <style:text-properties fo:color="#ffff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2" style:family="text">
      <style:text-properties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13" style:family="text">
      <style:text-properties fo:font-family="'Lucida Sans'" style:font-style-name="Regular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14" style:family="text">
      <style:text-properties fo:font-family="'Lucida Sans'" style:font-style-name="Regular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15" style:family="text">
      <style:text-properties style:text-position="-33% 58%" fo:font-family="'Lucida Sans'" style:font-style-name="Regular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family="'DejaVu Sans'" style:font-style-name="Condensed" style:font-family-generic="swiss" style:font-pitch="variable" fo:font-size="40pt" style:font-family-asian="'DejaVu Sans'" style:font-style-name-asian="Condensed" style:font-family-generic-asian="swiss" style:font-pitch-asian="variable" style:font-size-asian="40pt" style:font-family-complex="'DejaVu Sans'" style:font-style-name-complex="Condensed" style:font-family-generic-complex="swiss" style:font-pitch-complex="variable" style:font-size-complex="40pt"/>
    </style:style>
    <style:style style:name="T18" style:family="text">
      <style:text-properties fo:font-family="'Lucida Sans'" style:font-style-name="Regular" style:font-pitch="variable" fo:font-size="40pt" style:font-family-asian="'DejaVu Sans'" style:font-style-name-asian="Condensed" style:font-family-generic-asian="swiss" style:font-pitch-asian="variable" style:font-size-asian="40pt" style:font-family-complex="'DejaVu Sans'" style:font-style-name-complex="Condensed" style:font-family-generic-complex="swiss" style:font-pitch-complex="variable" style:font-size-complex="40pt"/>
    </style:style>
    <style:style style:name="T19" style:family="text">
      <style:text-properties fo:font-family="'Lucida Sans'" style:font-style-name="Regular" style:font-pitch="variable" fo:font-size="40pt" fo:font-style="italic" style:font-family-asian="'DejaVu Sans'" style:font-style-name-asian="Condensed" style:font-family-generic-asian="swiss" style:font-pitch-asian="variable" style:font-size-asian="40pt" style:font-style-asian="italic" style:font-family-complex="'DejaVu Sans'" style:font-style-name-complex="Condensed" style:font-family-generic-complex="swiss" style:font-pitch-complex="variable" style:font-size-complex="40pt" style:font-style-complex="italic"/>
    </style:style>
    <style:style style:name="T20" style:family="text">
      <style:text-properties style:text-position="-33% 58%" fo:font-family="'Lucida Sans'" style:font-style-name="Regular" style:font-pitch="variable" fo:font-size="40pt" fo:font-style="italic" style:font-family-asian="'DejaVu Sans'" style:font-style-name-asian="Condensed" style:font-family-generic-asian="swiss" style:font-pitch-asian="variable" style:font-size-asian="40pt" style:font-style-asian="italic" style:font-family-complex="'DejaVu Sans'" style:font-style-name-complex="Condensed" style:font-family-generic-complex="swiss" style:font-pitch-complex="variable" style:font-size-complex="40pt" style:font-style-complex="italic"/>
    </style:style>
    <style:style style:name="T21" style:family="text">
      <style:text-properties fo:color="#ffff00" fo:font-size="22pt" fo:text-shadow="1pt 1pt" fo:font-weight="bold" style:font-size-asian="22pt" style:font-weight-asian="bold" style:font-size-complex="22pt" style:font-weight-complex="bold"/>
    </style:style>
    <style:style style:name="T22" style:family="text">
      <style:text-properties fo:font-size="13.1999998092651pt"/>
    </style:style>
    <style:style style:name="T23" style:family="text">
      <style:text-properties fo:language="en" fo:country="US"/>
    </style:style>
    <style:style style:name="T24" style:family="text">
      <style:text-properties fo:font-family="'DejaVu Sans'" style:font-style-name="Condensed" style:font-family-generic="swiss" style:font-pitch="variable" fo:language="el" fo:country="GR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25" style:family="text">
      <style:text-properties style:text-position="30% 58%" fo:language="en" fo:country="US" style:font-family-asian="'Arial Unicode MS'" style:font-family-generic-asian="swiss" style:font-pitch-asian="variable" style:font-family-complex="'Arial Unicode MS'" style:font-family-generic-complex="swiss" style:font-pitch-complex="variable"/>
    </style:style>
    <style:style style:name="T26" style:family="text">
      <style:text-properties fo:font-size="28pt" fo:language="en" fo:country="US" style:font-size-asian="28pt" style:font-size-complex="28pt"/>
    </style:style>
    <style:style style:name="T27" style:family="text">
      <style:text-properties fo:color="#ffff00" fo:font-size="28pt" fo:language="en" fo:country="US" style:font-size-asian="28pt" style:font-size-complex="28pt"/>
    </style:style>
    <style:style style:name="T28" style:family="text">
      <style:text-properties fo:font-family="'DejaVu Sans'" style:font-style-name="Condensed" style:font-family-generic="swiss" style:font-pitch="variable" fo:font-size="28pt" fo:language="en" fo:country="US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29" style:family="text">
      <style:text-properties fo:font-family="'Lucida Sans'" style:font-style-name="Regular" style:font-pitch="variable" fo:font-size="28pt" fo:language="en" fo:country="US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30" style:family="text">
      <style:text-properties fo:font-size="40pt" fo:font-style="italic" style:font-size-asian="40pt" style:font-style-asian="italic" style:font-size-complex="40pt" style:font-style-complex="italic"/>
    </style:style>
    <style:style style:name="T31" style:family="text">
      <style:text-properties fo:font-size="24pt" fo:language="en" fo:country="US" style:font-size-asian="24pt" style:font-size-complex="24pt"/>
    </style:style>
    <style:style style:name="T32" style:family="text">
      <style:text-properties fo:color="#ffff00" fo:font-size="24pt" fo:language="en" fo:country="US" style:font-size-asian="24pt" style:font-size-complex="24pt"/>
    </style:style>
    <style:style style:name="T33" style:family="text">
      <style:text-properties fo:color="#ffff00" fo:font-size="24pt" fo:language="en" fo:country="US" style:text-underline-style="solid" style:text-underline-width="auto" style:text-underline-color="font-color" style:font-size-asian="24pt" style:font-size-complex="24pt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color="#ffff00" fo:font-size="28pt" style:font-size-asian="28pt" style:font-size-complex="28pt"/>
    </style:style>
    <style:style style:name="T36" style:family="text">
      <style:text-properties fo:language="en" fo:country="US" fo:font-style="italic" style:font-style-asian="italic" style:font-style-complex="italic"/>
    </style:style>
    <style:style style:name="T37" style:family="text">
      <style:text-properties fo:language="en" fo:country="US" fo:font-style="normal" style:font-style-asian="normal" style:font-style-complex="normal"/>
    </style:style>
    <style:style style:name="T38" style:family="text">
      <style:text-properties fo:color="#ffff00" fo:language="en" fo:country="US"/>
    </style:style>
    <style:style style:name="T39" style:family="text">
      <style:text-properties fo:language="en" fo:country="US" fo:font-weight="bold" style:font-weight-asian="bold" style:font-weight-complex="bold"/>
    </style:style>
    <style:style style:name="T40" style:family="text">
      <style:text-properties fo:color="#ffff00" fo:language="en" fo:country="US" fo:font-weight="bold" style:font-weight-asian="bold" style:font-weight-complex="bold"/>
    </style:style>
    <style:style style:name="T41" style:family="text">
      <style:text-properties fo:font-size="40pt" fo:font-style="normal" style:font-size-asian="40pt" style:font-style-asian="normal" style:font-size-complex="40pt" style:font-style-complex="normal"/>
    </style:style>
    <style:style style:name="T42" style:family="text">
      <style:text-properties fo:color="#ffffff" fo:font-size="22pt" fo:font-weight="normal" style:font-size-asian="22pt" style:font-weight-asian="normal" style:font-size-complex="22pt" style:font-weight-complex="normal"/>
    </style:style>
    <style:style style:name="T43" style:family="text">
      <style:text-properties fo:color="#ffffff" fo:font-size="19.8999996185303pt"/>
    </style:style>
    <style:style style:name="T44" style:family="text">
      <style:text-properties fo:color="#ffff00" fo:font-size="19.8999996185303pt" fo:text-shadow="1pt 1pt"/>
    </style:style>
    <style:style style:name="T45" style:family="text">
      <style:text-properties fo:color="#ffffff" fo:font-size="19.8999996185303pt" fo:language="en" fo:country="US"/>
    </style:style>
    <style:style style:name="T46" style:family="text">
      <style:text-properties fo:font-size="13.1999998092651pt" fo:font-style="italic" style:font-style-asian="italic" style:font-style-complex="italic"/>
    </style:style>
    <style:style style:name="T47" style:family="text">
      <style:text-properties fo:font-size="14pt" fo:language="en" fo:country="US" style:font-size-asian="14pt" style:font-size-complex="14pt"/>
    </style:style>
    <style:style style:name="T48" style:family="text">
      <style:text-properties fo:color="#ffffff" fo:font-size="19.8999996185303pt" fo:font-style="italic" style:font-style-asian="italic" style:font-style-complex="italic"/>
    </style:style>
    <style:style style:name="T49" style:family="text">
      <style:text-properties fo:color="#ffffff" fo:font-size="19.8999996185303pt" fo:font-style="normal" style:font-style-asian="normal" style:font-style-complex="normal"/>
    </style:style>
    <style:style style:name="T50" style:family="text">
      <style:text-properties fo:color="#ffffff" fo:font-family="'DejaVu Sans'" style:font-style-name="Condensed" style:font-family-generic="swiss" style:font-pitch="variable" fo:font-size="19.8999996185303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51" style:family="text">
      <style:text-properties fo:color="#ffffff" fo:font-family="'Lucida Sans'" style:font-style-name="Regular" style:font-pitch="variable" fo:font-size="19.8999996185303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52" style:family="text">
      <style:text-properties fo:font-size="13.1999998092651pt" fo:language="en" fo:country="US"/>
    </style:style>
    <style:style style:name="T53" style:family="text">
      <style:text-properties fo:font-size="13.1999998092651pt" fo:language="en" fo:country="US" fo:font-weight="bold" style:font-weight-asian="bold" style:font-weight-complex="bold"/>
    </style:style>
    <style:style style:name="T54" style:family="text">
      <style:text-properties fo:color="#23ff23" fo:font-style="italic" style:font-style-asian="italic" style:font-style-complex="italic"/>
    </style:style>
    <style:style style:name="T55" style:family="text">
      <style:text-properties fo:color="#23ff23" style:text-position="33% 58%" fo:font-style="italic" style:font-style-asian="italic" style:font-style-complex="italic"/>
    </style:style>
    <style:style style:name="T56" style:family="text">
      <style:text-properties style:text-position="0% 100%" fo:font-style="italic" style:font-style-asian="italic" style:font-style-complex="italic"/>
    </style:style>
    <style:style style:name="T57" style:family="text">
      <style:text-properties style:text-position="33% 58%" fo:font-style="italic" style:font-style-asian="italic" style:font-style-complex="italic"/>
    </style:style>
    <style:style style:name="T58" style:family="text">
      <style:text-properties fo:font-family="'DejaVu Sans'" style:font-style-name="Condensed" style:font-family-generic="swiss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59" style:family="text">
      <style:text-properties style:text-position="0% 100%" fo:font-family="'DejaVu Sans'" style:font-style-name="Condensed" style:font-family-generic="swiss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60" style:family="text">
      <style:text-properties style:text-position="-33% 58%" fo:font-family="'DejaVu Sans'" style:font-style-name="Condensed" style:font-family-generic="swiss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61" style:family="text">
      <style:text-properties style:text-position="0% 100%" fo:font-family="'DejaVu Sans'" style:font-style-name="Condensed" style:font-family-generic="swiss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62" style:family="text">
      <style:text-properties fo:color="#ffff00" style:text-position="0% 100%" fo:font-family="'DejaVu Sans'" style:font-style-name="Condensed" style:font-family-generic="swiss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63" style:family="text">
      <style:text-properties fo:color="#23ff23" style:text-position="0% 100%" fo:font-family="'DejaVu Sans'" style:font-style-name="Condensed" style:font-family-generic="swiss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64" style:family="text">
      <style:text-properties style:text-position="super 58%"/>
    </style:style>
    <style:style style:name="T65" style:family="text">
      <style:text-properties fo:color="#ffff00" fo:font-size="28pt" fo:font-weight="bold" style:font-size-asian="28pt" style:font-weight-asian="bold" style:font-size-complex="28pt" style:font-weight-complex="bold"/>
    </style:style>
    <style:style style:name="T6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7" style:family="text">
      <style:text-properties fo:color="#ffff00"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68" style:family="text">
      <style:text-properties fo:color="#ffff00" fo:font-family="'Lucida Sans'" style:font-style-name="Regular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69" style:family="text">
      <style:text-properties style:text-position="0% 100%" fo:font-family="'Lucida Sans'" style:font-style-name="Regular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70" style:family="text">
      <style:text-properties fo:color="#ffff00" style:text-position="0% 100%" fo:font-family="'Lucida Sans'" style:font-style-name="Regular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71" style:family="text">
      <style:text-properties style:text-position="0% 100%" fo:font-family="'Lucida Sans'" style:font-style-name="Regular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72" style:family="text">
      <style:text-properties fo:color="#ffff00" style:text-position="0% 100%" fo:font-family="'Lucida Sans'" style:font-style-name="Regular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73" style:family="text">
      <style:text-properties fo:color="#ffff00" fo:font-family="'Lucida Sans'" style:font-style-name="Regular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74" style:family="text">
      <style:text-properties fo:color="#ffff00" fo:font-family="'Lucida Sans'" style:font-style-name="Regular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75" style:family="text">
      <style:text-properties fo:color="#ffff00" fo:font-family="'DejaVu Sans'" style:font-style-name="Condensed" style:font-family-generic="swiss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76" style:family="text">
      <style:text-properties fo:color="#ffff00" fo:font-family="'DejaVu Sans'" style:font-style-name="Condensed" style:font-family-generic="swiss" style:font-pitch="variable" fo:font-size="26pt" fo:font-weight="bold" style:font-family-asian="'DejaVu Sans'" style:font-style-name-asian="Condensed" style:font-family-generic-asian="swiss" style:font-pitch-asian="variable" style:font-size-asian="26pt" style:font-weight-asian="bold" style:font-family-complex="'DejaVu Sans'" style:font-style-name-complex="Condensed" style:font-family-generic-complex="swiss" style:font-pitch-complex="variable" style:font-size-complex="26pt" style:font-weight-complex="bold"/>
    </style:style>
    <style:style style:name="T77" style:family="text">
      <style:text-properties fo:color="#ffff00" fo:font-family="'Lucida Sans'" style:font-style-name="Regular" style:font-pitch="variable" fo:font-size="26pt" fo:font-weight="bold" style:font-family-asian="'DejaVu Sans'" style:font-style-name-asian="Condensed" style:font-family-generic-asian="swiss" style:font-pitch-asian="variable" style:font-size-asian="26pt" style:font-weight-asian="bold" style:font-family-complex="'DejaVu Sans'" style:font-style-name-complex="Condensed" style:font-family-generic-complex="swiss" style:font-pitch-complex="variable" style:font-size-complex="26pt" style:font-weight-complex="bold"/>
    </style:style>
    <style:style style:name="T78" style:family="text">
      <style:text-properties style:text-position="-33% 58%" fo:font-family="'Lucida Sans'" style:font-style-name="Regular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79" style:family="text">
      <style:text-properties fo:color="#ffff00" style:text-position="33% 58%" fo:font-family="'DejaVu Sans'" style:font-style-name="Condensed" style:font-family-generic="swiss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80" style:family="text">
      <style:text-properties style:text-position="33% 58%" fo:font-family="'DejaVu Sans'" style:font-style-name="Condensed" style:font-family-generic="swiss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81" style:family="text">
      <style:text-properties fo:color="#ffff00" style:text-position="0% 100%" fo:font-family="'DejaVu Sans'" style:font-style-name="Condensed" style:font-family-generic="swiss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82" style:family="text">
      <style:text-properties fo:color="#23ff23" fo:font-family="'Lucida Sans'" style:font-style-name="Regular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min-label-width="0.952cm"/>
        <style:text-properties fo:font-family="Wingdings" style:font-pitch="variable" style:font-charset="x-symbol" fo:color="#ffcc00" fo:font-size="7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0000" fo:font-size="7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00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0000" fo:font-size="70%"/>
      </text:list-level-style-bullet>
    </text:list-style>
  </office:automatic-styles>
  <office:body>
    <office:presentation>
      <presentation:footer-decl presentation:name="ftr1">CPSY501: Intro</presentation:footer-decl>
      <presentation:footer-decl presentation:name="ftr2">CMPTxxxx</presentation:footer-decl>
      <presentation:footer-decl presentation:name="ftr3">CPSY501: "Big 4"</presentation:footer-decl>
      <presentation:date-time-decl presentation:name="dtd1" presentation:source="fixed">11 Sep 2009</presentation:date-time-decl>
      <presentation:date-time-decl presentation:name="dtd2" presentation:source="current-date" style:data-style-name="D3"/>
      <presentation:date-time-decl presentation:name="dtd3" presentation:source="fixed">18 Sep 2009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93cm" svg:x="1.4cm" svg:y="1.386cm" presentation:class="title" presentation:user-transformed="true">
          <draw:text-box>
            <text:p text:style-name="P1">The “Big 4” –<text:line-break/><text:tab/>Significance, Effect Size, <text:line-break/><text:tab/>Sample Size, and Power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8 Sep 2009</text:p>
            <text:p text:style-name="P1">Dr. Sean Ho</text:p>
            <text:p text:style-name="P1">CPSY501</text:p>
            <text:p text:style-name="P1"/>
            <text:p text:style-name="P1">cpsy501.seanho.com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layer="layout" svg:width="25.199cm" svg:height="15.179cm" svg:x="1.4cm" svg:y="4.507cm" presentation:class="outline" presentation:user-transformed="true">
          <draw:text-box>
            <text:list text:style-name="L2">
              <text:list-item>
                <text:p><text:span text:style-name="T1">Stats review:</text:span></text:p>
                <text:list>
                  <text:list-item>
                    <text:p><text:span text:style-name="T1">Correlation (Pearson, Spearman)</text:span></text:p>
                  </text:list-item>
                  <text:list-item>
                    <text:p><text:span text:style-name="T2">t</text:span><text:span text:style-name="T3">-tests (indep, paired)</text:span></text:p>
                  </text:list-item>
                </text:list>
              </text:list-item>
              <text:list-item>
                <text:p><text:span text:style-name="T4">Discussion of research article (Missirlian et al)</text:span></text:p>
              </text:list-item>
              <text:list-item>
                <text:p><text:span text:style-name="T4">The “Big 4”:</text:span></text:p>
                <text:list>
                  <text:list-item>
                    <text:p><text:span text:style-name="T4">Statistical significance (</text:span><text:span text:style-name="T5">p</text:span><text:span text:style-name="T4">-value, </text:span><text:span text:style-name="T6">α</text:span><text:span text:style-name="T7">)</text:span></text:p>
                  </text:list-item>
                  <text:list-item>
                    <text:p><text:span text:style-name="T7">Effect size</text:span></text:p>
                  </text:list-item>
                  <text:list-item>
                    <text:p><text:span text:style-name="T7">Power</text:span></text:p>
                  </text:list-item>
                  <text:list-item>
                    <text:p><text:span text:style-name="T7">Finding needed sample size</text:span></text:p>
                  </text:list-item>
                </text:list>
              </text:list-item>
              <text:list-item>
                <text:p><text:span text:style-name="T7">SPSS tip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Measuring correl: Pearson's <text:span text:style-name="T5">r</text:span>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The most common way to measure correlation is <text:span text:style-name="T1">Pearson's product-moment correlation</text:span> coefficient, named <text:span text:style-name="T2">r</text:span>:</text:p>
              </text:list-item>
              <text:list-item>
                <text:p>Requires <text:span text:style-name="T1">parametric</text:span> data</text:p>
                <text:list>
                  <text:list-item>
                    <text:p><text:span text:style-name="T1">Indep</text:span> obs, <text:span text:style-name="T1">scale</text:span> level, <text:span text:style-name="T1">normally</text:span> distrib!</text:p>
                  </text:list-item>
                </text:list>
              </text:list-item>
              <text:list-item>
                <text:p><text:span text:style-name="T1">Example</text:span>: <text:span text:style-name="T8">ExamAnxiety.sav</text:span></text:p>
                <text:list>
                  <text:list-item>
                    <text:p>Measured <text:span text:style-name="T1">anxiety</text:span> before exam,<text:line-break/>time spent <text:span text:style-name="T1">reviewing</text:span> before exam, and<text:line-break/>exam <text:span text:style-name="T1">performance</text:span> (% score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Pearson's correlation coeff</text:p>
          </draw:text-box>
        </draw:frame>
        <draw:frame draw:style-name="gr2" draw:text-style-name="P3" draw:layer="layout" svg:width="20.955cm" svg:height="10.314cm" svg:x="2.541cm" svg:y="6.563cm">
          <draw:image xlink:href="Pictures/2000013100003F9200001E4AC5CD33F5.wmf" xlink:type="simple" xlink:show="embed" xlink:actuate="onLoad">
            <text:p/>
          </draw:image>
        </draw:frame>
        <draw:g>
          <draw:custom-shape draw:style-name="gr3" draw:text-style-name="P4" draw:layer="layout" svg:width="5.08cm" svg:height="1.059cm" svg:x="7.409cm" svg:y="9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9.949cm" svg:y1="6.351cm" svg:x2="9.949cm" svg:y2="9.314cm">
            <text:p/>
          </draw:line>
        </draw:g>
        <draw:custom-shape draw:style-name="gr5" draw:text-style-name="P5" draw:layer="layout" svg:width="5.715cm" svg:height="3.174cm" svg:x="6.01cm" svg:y="3.811cm">
          <text:p text:style-name="P1"><text:span text:style-name="T9">Name of Correlation Statistic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0.847cm" svg:height="0.847cm" svg:x="15.029cm" svg:y="9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47cm" svg:height="0.846cm" svg:x="21.379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47cm" svg:height="0.847cm" svg:x="18.204cm" svg:y="11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1.59cm" svg:y1="13.971cm" svg:x2="18.627cm" svg:y2="15.664cm">
          <text:p/>
        </draw:line>
        <draw:line draw:style-name="gr7" draw:text-style-name="P3" draw:layer="layout" svg:x1="18.416cm" svg:y1="12.278cm" svg:x2="18.628cm" svg:y2="12.278cm">
          <text:p/>
        </draw:line>
        <draw:g>
          <draw:custom-shape draw:style-name="gr3" draw:text-style-name="P4" draw:layer="layout" svg:width="1.27cm" svg:height="0.847cm" svg:x="17.781cm" svg:y="10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1.34cm" svg:height="4.234cm" svg:x="18.628cm" svg:y="6.139cm">
            <text:p/>
            <draw:enhanced-geometry svg:viewBox="0 0 304 960" draw:type="non-primitive" draw:enhanced-path="M 0 0 C 136 112 272 224 288 384 304 544 128 864 96 960 N"/>
          </draw:custom-shape>
        </draw:g>
        <draw:custom-shape draw:style-name="gr9" draw:text-style-name="P6" draw:layer="layout" svg:width="10.161cm" svg:height="4.321cm" svg:x="13.13cm" svg:y="16.276cm">
          <text:p text:style-name="P1"><text:span text:style-name="T10">Each variable is perfectly correlated with itself!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6.35cm" svg:height="3.174cm" svg:x="13.97cm" svg:y="3.81cm">
          <text:p text:style-name="P1"><text:span text:style-name="T9">Significance Value (</text:span><text:span text:style-name="T11">p</text:span><text:span text:style-name="T9">)</text:span></text:p>
          <draw:enhanced-geometry svg:viewBox="0 0 21600 21600" draw:type="mso-spt202" draw:enhanced-path="M 0 0 L 21600 0 21600 21600 0 21600 0 0 Z N"/>
        </draw:custom-shap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Spearman's Rho (<text:span text:style-name="T12">ρ</text:span><text:span text:style-name="T13"> or </text:span><text:span text:style-name="T14">r</text:span><text:span text:style-name="T15">s</text:span><text:span text:style-name="T13">)</text:span></text:p>
          </draw:text-box>
        </draw:frame>
        <draw:frame presentation:style-name="pr5" draw:layer="layout" svg:width="25.199cm" svg:height="14.451cm" svg:x="1.4cm" svg:y="4.507cm" presentation:class="outline" presentation:user-transformed="true">
          <draw:text-box>
            <text:list text:style-name="L2">
              <text:list-item>
                <text:p>Another way of calculating correlation</text:p>
              </text:list-item>
              <text:list-item>
                <text:p><text:span text:style-name="T1">Non-parametric</text:span>: can be used when data violate parametricity assumptions</text:p>
              </text:list-item>
              <text:list-item>
                <text:p>No free lunch: <text:span text:style-name="T1">loses</text:span> information about data</text:p>
              </text:list-item>
              <text:list-item>
                <text:p>Spearman's works by first <text:span text:style-name="T1">ranking</text:span> the data, then applying Pearson's to those ranks</text:p>
              </text:list-item>
              <text:list-item>
                <text:p><text:span text:style-name="T1">Example</text:span> (grades.sav):</text:p>
                <text:list>
                  <text:list-item>
                    <text:p>grade on a national math <text:span text:style-name="T1">exam</text:span> (GCSE) </text:p>
                  </text:list-item>
                  <text:list-item>
                    <text:p>grade in a univ. stats <text:span text:style-name="T1">course</text:span> (STATS)</text:p>
                  </text:list-item>
                  <text:list-item>
                    <text:p>coded by “<text:span text:style-name="T1">letter</text:span>” (A=1, B=2, C=3, ...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pearman’s Rho [ρ, or rs]   (Non-parametric Correlations)" draw:style-name="dp4" draw:master-page-name="Default" presentation:presentation-page-layout-name="AL3T19">
        <office:forms form:automatic-focus="false" form:apply-design-mode="false"/>
        <draw:frame presentation:style-name="pr8" draw:text-style-name="P7" draw:layer="layout" svg:width="25.2cm" svg:height="2.3cm" svg:x="1.27cm" svg:y="0.635cm" presentation:class="title" presentation:user-transformed="true">
          <draw:text-box>
            <text:p><text:span text:style-name="T16">Spearman's Rho (</text:span><text:span text:style-name="T17">ρ</text:span><text:span text:style-name="T18"> or </text:span><text:span text:style-name="T19">r</text:span><text:span text:style-name="T20">s</text:span><text:span text:style-name="T18">): ex</text:span></text:p>
          </draw:text-box>
        </draw:frame>
        <draw:frame draw:style-name="gr2" draw:text-style-name="P3" draw:layer="layout" svg:width="25.166cm" svg:height="9.401cm" svg:x="1.633cm" svg:y="7.233cm">
          <draw:image xlink:href="Pictures/200000D200003EA4000016BF3FCF3AC8.wmf" xlink:type="simple" xlink:show="embed" xlink:actuate="onLoad">
            <text:p/>
          </draw:image>
        </draw:frame>
        <draw:custom-shape draw:style-name="gr10" draw:text-style-name="P4" draw:layer="layout" svg:width="4.9cm" svg:height="1.634cm" svg:x="1.865cm" svg:y="9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634cm" svg:height="0.934cm" svg:x="11.899cm" svg:y="11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12.833cm" svg:y1="12.6cm" svg:x2="12.833cm" svg:y2="18.2cm">
          <text:p/>
        </draw:line>
        <draw:custom-shape draw:style-name="gr12" draw:text-style-name="P8" draw:layer="layout" svg:width="5.811cm" svg:height="1.192cm" svg:x="9.607cm" svg:y="18.199cm">
          <text:p text:style-name="P1"><text:span text:style-name="T21">Sample Size</text:span></text:p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1.634cm" svg:height="0.934cm" svg:x="23.565cm" svg:y="10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2.8cm" svg:height="4.939cm" svg:x="23.799cm" svg:y="11.433cm">
          <text:p/>
          <draw:enhanced-geometry svg:viewBox="0 0 576 1016" draw:type="non-primitive" draw:enhanced-path="M 288 0 C 432 356 576 712 528 864 480 1016 88 904 0 912 N"/>
        </draw:custom-shape>
        <draw:custom-shape draw:style-name="gr14" draw:text-style-name="P8" draw:layer="layout" svg:width="5.833cm" svg:height="3.054cm" svg:x="20.3cm" svg:y="16.333cm">
          <text:p text:style-name="P1"><text:span text:style-name="T21">The correlation is positive</text:span></text:p>
          <draw:enhanced-geometry svg:viewBox="0 0 21600 21600" draw:type="mso-spt202" draw:enhanced-path="M 0 0 L 21600 0 21600 21600 0 21600 0 0 Z N"/>
        </draw:custom-shape>
        <draw:custom-shape draw:style-name="gr5" draw:text-style-name="P9" draw:layer="layout" svg:width="5.715cm" svg:height="3.174cm" svg:x="2.911cm" svg:y="5.211cm">
          <text:p text:style-name="P1"><text:span text:style-name="T21">Name of Correlation Statistic</text:span></text:p>
          <draw:enhanced-geometry svg:viewBox="0 0 21600 21600" draw:type="mso-spt202" draw:enhanced-path="M 0 0 L 21600 0 21600 21600 0 21600 0 0 Z N"/>
        </draw:custom-shape>
        <presentation:notes draw:style-name="dp5">
          <draw:page-thumbnail draw:layer="layout" svg:width="14.393cm" svg:height="10.478cm" svg:x="3.598cm" svg:y="2.095cm" draw:page-number="6"/>
          <draw:frame presentation:style-name="pr9" draw:text-style-name="P11" draw:layer="layout" svg:width="17.272cm" svg:height="12.574cm" svg:x="2.158cm" svg:y="13.271cm" presentation:class="notes" presentation:user-transformed="true">
            <draw:text-box>
              <text:p text:style-name="P10"><text:span text:style-name="T22">The correlation is positive: can conclude that as GCSE Grades improve, there is a corresponding improvement in grades for statistics.</text:span></text:p>
            </draw:text-box>
          </draw:frame>
        </presentation:notes>
      </draw:page>
      <draw:page draw:name="Chi-Square [Χ2]  " draw:style-name="dp4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2cm" svg:height="3.501cm" svg:x="1.399cm" svg:y="0.839cm" presentation:class="title" presentation:user-transformed="true">
          <draw:text-box>
            <text:p text:style-name="P1"><text:span text:style-name="T23">Chi-Square test (</text:span><text:span text:style-name="T24">χ</text:span><text:span text:style-name="T25">2</text:span><text:span text:style-name="T23">)</text:span></text:p>
          </draw:text-box>
        </draw:frame>
        <draw:frame presentation:style-name="pr11" draw:text-style-name="P13" draw:layer="layout" svg:width="25.2cm" svg:height="13.86cm" svg:x="1.399cm" svg:y="4.899cm" presentation:class="outline" presentation:user-transformed="true">
          <draw:text-box>
            <text:list text:style-name="L2">
              <text:list-item>
                <text:p text:style-name="P12"><text:span text:style-name="T26">Evaluates whether there is a relationship between 2 </text:span><text:span text:style-name="T27">categorical</text:span><text:span text:style-name="T26"> variables</text:span></text:p>
              </text:list-item>
              <text:list-item>
                <text:p text:style-name="P12"><text:span text:style-name="T26">The Pearson </text:span><text:span text:style-name="T27">chi-square</text:span><text:span text:style-name="T26"> statistic tests whether the 2 variables are </text:span><text:span text:style-name="T27">independent</text:span></text:p>
              </text:list-item>
              <text:list-item>
                <text:p text:style-name="P12"><text:span text:style-name="T26">If the </text:span><text:span text:style-name="T27">significance</text:span><text:span text:style-name="T26"> is small enough</text:span><text:span text:style-name="T26"><text:line-break/></text:span><text:span text:style-name="T26">(p&lt;</text:span><text:span text:style-name="T28">α</text:span><text:span text:style-name="T29">, usually </text:span><text:span text:style-name="T28">α</text:span><text:span text:style-name="T29">=</text:span><text:span text:style-name="T26">.05), we </text:span><text:span text:style-name="T27">reject the null</text:span><text:span text:style-name="T26"> hypothesis that the two variables are independent (unrelated)</text:span></text:p>
                <text:list>
                  <text:list-item>
                    <text:p><text:span text:style-name="T26">i.e., we think that they are in some way related.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layer="layout" svg:width="14.393cm" svg:height="10.478cm" svg:x="3.598cm" svg:y="2.095cm" draw:page-number="7"/>
          <draw:frame presentation:style-name="pr12" draw:text-style-name="P14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t-Tests:  Comparing Two Means" draw:style-name="dp4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2cm" svg:height="2.595cm" svg:x="1.399cm" svg:y="0.58cm" presentation:class="title" presentation:user-transformed="true">
          <draw:text-box>
            <text:p text:style-name="P1"><text:span text:style-name="T30">t</text:span><text:span text:style-name="T16">-Tests: comparing two means</text:span></text:p>
          </draw:text-box>
        </draw:frame>
        <draw:frame presentation:style-name="pr14" draw:text-style-name="P16" draw:layer="layout" svg:width="25.2cm" svg:height="16.146cm" svg:x="1.399cm" svg:y="4.851cm" presentation:class="outline" presentation:user-transformed="true">
          <draw:text-box>
            <text:list text:style-name="L2">
              <text:list-item>
                <text:p text:style-name="P15">Moving beyond correlational research…</text:p>
              </text:list-item>
              <text:list-item>
                <text:p text:style-name="P15">We often want to look at the <text:span text:style-name="T1">effect</text:span> of one variable on another by systematically <text:span text:style-name="T1">changing</text:span> some aspect of that variable</text:p>
              </text:list-item>
              <text:list-item>
                <text:p text:style-name="P15">That is, we want to <text:span text:style-name="T1">manipulate</text:span> one variable to observe its effect on another variable.</text:p>
              </text:list-item>
              <text:list-item>
                <text:p text:style-name="P15"><text:span text:style-name="T2">t</text:span><text:span text:style-name="T1">-tests</text:span> are for <text:span text:style-name="T1">comparing</text:span> two means</text:p>
              </text:list-item>
              <text:list-item>
                <text:p text:style-name="P15">Two types of application of <text:span text:style-name="T5">t</text:span>-tests:</text:p>
                <text:list>
                  <text:list-item>
                    <text:p><text:span text:style-name="T1">Related</text:span>/dependent measures</text:p>
                  </text:list-item>
                  <text:list-item>
                    <text:p><text:span text:style-name="T1">Independent</text:span> groups</text:p>
                  </text:list-item>
                </text:list>
                <text:p text:style-name="P15"/>
              </text:list-item>
            </text:list>
          </draw:text-box>
        </draw:frame>
        <presentation:notes draw:style-name="dp5">
          <draw:page-thumbnail draw:layer="layout" svg:width="14.393cm" svg:height="10.478cm" svg:x="3.598cm" svg:y="2.095cm" draw:page-number="8"/>
          <draw:frame presentation:style-name="pr12" draw:text-style-name="P14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t-Tests" draw:style-name="dp4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2cm" svg:height="3.501cm" svg:x="1.399cm" svg:y="0.839cm" presentation:class="title" presentation:user-transformed="true">
          <draw:text-box>
            <text:p text:style-name="P1">Related/dependent <text:span text:style-name="T5">t</text:span>-tests</text:p>
          </draw:text-box>
        </draw:frame>
        <draw:frame presentation:style-name="pr15" draw:text-style-name="P20" draw:layer="layout" svg:width="25.2cm" svg:height="14.316cm" svg:x="1.27cm" svg:y="4.445cm" presentation:class="outline" presentation:user-transformed="true">
          <draw:text-box>
            <text:p text:style-name="P17"><text:span text:style-name="T31"/></text:p>
            <text:list text:style-name="L2">
              <text:list-item>
                <text:p text:style-name="P18"><text:span text:style-name="T31">A </text:span><text:span text:style-name="T32">repeated measures</text:span><text:span text:style-name="T31"> experiment that has </text:span><text:span text:style-name="T32">2</text:span><text:span text:style-name="T31"> conditions (levels of the IV)</text:span></text:p>
              </text:list-item>
              <text:list-item>
                <text:p text:style-name="P18"><text:span text:style-name="T31">the </text:span><text:span text:style-name="T33">same subjects</text:span><text:span text:style-name="T31"> participate in both conditions</text:span></text:p>
              </text:list-item>
              <text:list-item>
                <text:p text:style-name="P18"><text:span text:style-name="T31">We expect that a person’s behaviour will be the </text:span><text:span text:style-name="T32">same</text:span><text:span text:style-name="T31"> in both conditions</text:span></text:p>
                <text:list>
                  <text:list-item>
                    <text:p text:style-name="P19"><text:span text:style-name="T32">external factors</text:span><text:span text:style-name="T31"> – age, gender, IQ, motivation, ... – should be same in both conditions</text:span></text:p>
                  </text:list-item>
                </text:list>
              </text:list-item>
              <text:list-item>
                <text:p text:style-name="P18"><text:span text:style-name="T32">Experimental Manipulation</text:span><text:span text:style-name="T31">: we do something different in Condition 1 than what we do in Condition 2 (so the only difference between conditions is the manipulation the experimenter made)</text:span></text:p>
                <text:list>
                  <text:list-item>
                    <text:p text:style-name="P19"><text:span text:style-name="T31">e.g., </text:span><text:span text:style-name="T32">Control</text:span><text:span text:style-name="T31"> vs. test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layer="layout" svg:width="14.393cm" svg:height="10.478cm" svg:x="3.598cm" svg:y="2.095cm" draw:page-number="9"/>
          <draw:frame presentation:style-name="pr12" draw:text-style-name="P14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2cm" svg:height="3.501cm" svg:x="1.399cm" svg:y="0.839cm" presentation:class="title" presentation:user-transformed="true">
          <draw:text-box>
            <text:p text:style-name="P1"><text:span text:style-name="T4">Independent samples </text:span><text:span text:style-name="T5">t</text:span>-tests</text:p>
          </draw:text-box>
        </draw:frame>
        <draw:frame presentation:style-name="pr16" draw:text-style-name="P23" draw:layer="layout" svg:width="25.2cm" svg:height="16.086cm" svg:x="1.399cm" svg:y="4.599cm" presentation:class="outline" presentation:user-transformed="true">
          <draw:text-box>
            <text:list text:style-name="L2">
              <text:list-item>
                <text:p text:style-name="P21"><text:span text:style-name="T34">We still have 2 </text:span><text:span text:style-name="T35">conditions</text:span><text:span text:style-name="T34"> (levels of the IV),</text:span><text:span text:style-name="T34"><text:line-break/></text:span><text:span text:style-name="T34">but </text:span><text:span text:style-name="T35">different subjects</text:span><text:span text:style-name="T34"> in each condition.</text:span></text:p>
              </text:list-item>
              <text:list-item>
                <text:p text:style-name="P12"><text:span text:style-name="T34">So, differences between the two group </text:span><text:span text:style-name="T35">means</text:span><text:span text:style-name="T34"> can possibly reflect:</text:span></text:p>
                <text:list>
                  <text:list-item>
                    <text:p text:style-name="P22"><text:span text:style-name="T34">The manipulation (i.e., </text:span><text:span text:style-name="T35">systematic</text:span><text:span text:style-name="T34"> variation) </text:span></text:p>
                  </text:list-item>
                  <text:list-item>
                    <text:p text:style-name="P22"><text:span text:style-name="T34">Differences between characteristics of the people allotted to each group (i.e., </text:span><text:span text:style-name="T35">unsystematic</text:span><text:span text:style-name="T34"> variation)</text:span></text:p>
                  </text:list-item>
                  <text:list-item>
                    <text:p text:style-name="P22"><text:span text:style-name="T35">Question</text:span><text:span text:style-name="T34">: what is one way we can try to keep the ‘</text:span><text:span text:style-name="T35">noise</text:span><text:span text:style-name="T34">’ in an experiment to a minimum?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layer="layout" svg:width="14.393cm" svg:height="10.478cm" svg:x="3.598cm" svg:y="2.095cm" draw:page-number="10"/>
          <draw:frame presentation:style-name="pr9" draw:text-style-name="P11" draw:layer="layout" svg:width="17.272cm" svg:height="12.574cm" svg:x="2.158cm" svg:y="13.271cm" presentation:class="notes" presentation:user-transformed="true">
            <draw:text-box>
              <text:p text:style-name="P10"><text:span text:style-name="T22">*Error variance will almost always be larger in Independent Samples T-Tests for the (Unsystematic Variation) reason (i.e., noise).</text:span></text:p>
            </draw:text-box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7" draw:text-style-name="P7" draw:layer="layout" svg:width="25.199cm" svg:height="3.438cm" svg:x="1cm" svg:y="0.207cm" presentation:class="title">
          <draw:text-box>
            <text:p text:style-name="P1"><text:span text:style-name="T5">t</text:span>-Tests</text:p>
          </draw:text-box>
        </draw:frame>
        <draw:frame presentation:style-name="pr18" draw:text-style-name="P16" draw:layer="layout" svg:width="25.199cm" svg:height="14.527cm" svg:x="1.4cm" svg:y="4.507cm" presentation:class="outline">
          <draw:text-box>
            <text:list text:style-name="L2">
              <text:list-item>
                <text:p text:style-name="P15"><text:span text:style-name="T5">t</text:span>-tests work by identifying <text:span text:style-name="T1">sources</text:span> of systematic and unsystematic variation, and then <text:span text:style-name="T1">comparing</text:span> them.</text:p>
              </text:list-item>
              <text:list-item>
                <text:p text:style-name="P15">The comparison lets us see whether the experiment created <text:span text:style-name="T2">considerably</text:span> more variation than we would have got if we had just tested the participants w/o the experimental manipulation.</text:p>
              </text:list-item>
            </text:list>
          </draw:text-box>
        </draw:frame>
        <presentation:notes draw:style-name="dp5">
          <draw:page-thumbnail draw:layer="layout" svg:width="14.393cm" svg:height="10.478cm" svg:x="3.598cm" svg:y="2.095cm" draw:page-number="11"/>
          <draw:frame presentation:style-name="pr12" draw:text-style-name="P14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Example: Dependent samples t-Tests (or “paired samples”)" draw:style-name="dp4" draw:master-page-name="Default" presentation:presentation-page-layout-name="AL2T1">
        <office:forms form:automatic-focus="false" form:apply-design-mode="false"/>
        <draw:frame presentation:style-name="pr19" draw:text-style-name="P7" draw:layer="layout" svg:width="25.2cm" svg:height="3.437cm" svg:x="1.399cm" svg:y="0.373cm" presentation:class="title" presentation:user-transformed="true">
          <draw:text-box>
            <text:p text:style-name="P1">Example: dependent samples</text:p>
          </draw:text-box>
        </draw:frame>
        <draw:frame presentation:style-name="pr20" draw:text-style-name="P16" draw:layer="layout" svg:width="25.2cm" svg:height="11.294cm" svg:x="1.399cm" svg:y="7.466cm" presentation:class="outline" presentation:user-transformed="true">
          <draw:text-box>
            <text:list text:style-name="L2">
              <text:list-item>
                <text:p text:style-name="P15"><text:span text:style-name="T23">“</text:span><text:span text:style-name="T23">Paired” samples </text:span><text:span text:style-name="T36">t</text:span><text:span text:style-name="T37">-test</text:span></text:p>
              </text:list-item>
              <text:list-item>
                <text:p text:style-name="P15"><text:span text:style-name="T23">12 ‘</text:span><text:span text:style-name="T38">spider phobes</text:span><text:span text:style-name="T23">’ exposed to a </text:span><text:span text:style-name="T38">picture</text:span><text:span text:style-name="T23"> of a spider (</text:span><text:span text:style-name="T39">picture</text:span><text:span text:style-name="T23">), and on a separate occasion, a </text:span><text:span text:style-name="T38">real</text:span><text:span text:style-name="T23"> live tarantula (</text:span><text:span text:style-name="T39">real</text:span><text:span text:style-name="T23">)</text:span></text:p>
              </text:list-item>
              <text:list-item>
                <text:p text:style-name="P15"><text:span text:style-name="T23">Their </text:span><text:span text:style-name="T40">anxiety</text:span><text:span text:style-name="T23"> was measured at each time (i.e., in each condition).</text:span></text:p>
              </text:list-item>
            </text:list>
          </draw:text-box>
        </draw:frame>
        <presentation:notes draw:style-name="dp5">
          <draw:page-thumbnail draw:layer="layout" svg:width="14.393cm" svg:height="10.478cm" svg:x="3.598cm" svg:y="2.095cm" draw:page-number="12"/>
          <draw:frame presentation:style-name="pr12" draw:text-style-name="P14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Example: Dependent samples  (paired) t-Tests" draw:style-name="dp4" draw:master-page-name="Default" presentation:presentation-page-layout-name="AL3T19">
        <office:forms form:automatic-focus="false" form:apply-design-mode="false"/>
        <draw:frame presentation:style-name="pr21" draw:text-style-name="P7" draw:layer="layout" svg:width="25.2cm" svg:height="3.765cm" svg:x="1.399cm" svg:y="0.045cm" presentation:class="title" presentation:user-transformed="true">
          <draw:text-box>
            <text:p text:style-name="P1"><text:span text:style-name="T16">Paired samples </text:span><text:span text:style-name="T30">t</text:span><text:span text:style-name="T41">-test</text:span></text:p>
          </draw:text-box>
        </draw:frame>
        <draw:frame draw:style-name="gr2" draw:text-style-name="P3" draw:layer="layout" svg:width="18.9cm" svg:height="6.12cm" svg:x="4.899cm" svg:y="13.479cm">
          <draw:image xlink:href="Pictures/2000008500002CF700000E459550B2CE.wmf" xlink:type="simple" xlink:show="embed" xlink:actuate="onLoad">
            <text:p/>
          </draw:image>
        </draw:frame>
        <draw:frame draw:style-name="gr2" draw:text-style-name="P3" draw:layer="layout" svg:width="23.8cm" svg:height="7.351cm" svg:x="2.333cm" svg:y="6.183cm">
          <draw:image xlink:href="Pictures/200000C60000367A0000108B97CC992E.wmf" xlink:type="simple" xlink:show="embed" xlink:actuate="onLoad">
            <text:p/>
          </draw:image>
        </draw:frame>
        <presentation:notes draw:style-name="dp5">
          <draw:page-thumbnail draw:layer="layout" svg:width="14.393cm" svg:height="10.478cm" svg:x="3.598cm" svg:y="2.095cm" draw:page-number="13"/>
          <draw:frame presentation:style-name="pr12" draw:text-style-name="P14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Example: paired t-Tests" draw:style-name="dp4" draw:master-page-name="Default" presentation:presentation-page-layout-name="AL3T19">
        <office:forms form:automatic-focus="false" form:apply-design-mode="false"/>
        <draw:frame presentation:style-name="pr10" draw:text-style-name="P7" draw:layer="layout" svg:width="25.2cm" svg:height="3.501cm" svg:x="1.399cm" svg:y="0.839cm" presentation:class="title" presentation:user-transformed="true">
          <draw:text-box>
            <text:p text:style-name="P1">Example: paired <text:span text:style-name="T5">t</text:span>-Tests</text:p>
          </draw:text-box>
        </draw:frame>
        <draw:frame draw:style-name="gr2" draw:text-style-name="P3" draw:layer="layout" svg:width="27.431cm" svg:height="7.447cm" svg:x="0.566cm" svg:y="5.133cm">
          <draw:image xlink:href="Pictures/200000E9000058FF00001581F94CC0A4.wmf" xlink:type="simple" xlink:show="embed" xlink:actuate="onLoad">
            <text:p/>
          </draw:image>
        </draw:frame>
        <draw:custom-shape draw:style-name="gr10" draw:text-style-name="P4" draw:layer="layout" svg:width="3.034cm" svg:height="2.8cm" svg:x="8.865cm" svg:y="9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9.333cm" svg:y1="12.133cm" svg:x2="4.199cm" svg:y2="14.699cm">
          <text:p/>
        </draw:line>
        <draw:custom-shape draw:style-name="gr15" draw:text-style-name="P24" draw:layer="layout" svg:width="5.882cm" svg:height="4.488cm" svg:x="1.118cm" svg:y="15.044cm">
          <text:p text:style-name="P1"><text:span text:style-name="T42">Standard Deviation of the pairwise difference</text:span></text:p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3.033cm" svg:height="2.8cm" svg:x="11.2cm" svg:y="9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2.365cm" svg:y1="12.366cm" svg:x2="11.199cm" svg:y2="15.4cm">
          <text:p/>
        </draw:line>
        <draw:custom-shape draw:style-name="gr17" draw:text-style-name="P25" draw:layer="layout" svg:width="7.53cm" svg:height="5.313cm" svg:x="6.385cm" svg:y="15.099cm">
          <text:p text:style-name="P1"><text:span text:style-name="T43">Standard error of the differences b/w subjects’ scores in each condition</text:span></text:p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1.634cm" svg:height="1.167cm" svg:x="21.465cm" svg:y="8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2.165cm" svg:y1="8.633cm" svg:x2="22.165cm" svg:y2="6.766cm">
          <text:p/>
        </draw:line>
        <draw:custom-shape draw:style-name="gr18" draw:text-style-name="P26" draw:layer="layout" svg:width="10.118cm" svg:height="3.629cm" svg:x="16.51cm" svg:y="3.499cm">
          <text:p text:style-name="P1"><text:span text:style-name="T44">Degrees of Freedom (in a repeated measures design, it's N-1)</text:span></text:p>
          <draw:enhanced-geometry svg:viewBox="0 0 21600 21600" draw:type="mso-spt202" draw:enhanced-path="M 0 0 L 21600 0 21600 21600 0 21600 0 0 Z N"/>
        </draw:custom-shape>
        <draw:line draw:style-name="gr7" draw:text-style-name="P3" draw:layer="layout" svg:x1="21.932cm" svg:y1="9.8cm" svg:x2="19.598cm" svg:y2="14.934cm">
          <text:p/>
        </draw:line>
        <draw:custom-shape draw:style-name="gr17" draw:text-style-name="P25" draw:layer="layout" svg:width="8.142cm" svg:height="5.313cm" svg:x="13.94cm" svg:y="14.733cm">
          <text:p text:style-name="P1"><text:span text:style-name="T45">SPSS uses df to calculate the exact probability that the value of the ‘t’ obtained could occur by chance</text:span></text:p>
          <draw:enhanced-geometry svg:viewBox="0 0 21600 21600" draw:type="mso-spt202" draw:enhanced-path="M 0 0 L 21600 0 21600 21600 0 21600 0 0 Z N"/>
        </draw:custom-shape>
        <draw:custom-shape draw:style-name="gr19" draw:text-style-name="P25" draw:layer="layout" svg:width="5.715cm" svg:height="7.839cm" svg:x="21.59cm" svg:y="12.944cm">
          <text:p text:style-name="P1"><text:span text:style-name="T43">The probability that ‘t’ occurred by chance is <text:s/>reflected here</text:span></text:p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3.032cm" svg:height="2.8cm" svg:x="24.033cm" svg:y="9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5.899cm" svg:y1="12.366cm" svg:x2="25.899cm" svg:y2="13.766cm">
          <text:p/>
        </draw:line>
        <presentation:notes draw:style-name="dp5">
          <draw:page-thumbnail draw:layer="layout" svg:width="14.393cm" svg:height="10.478cm" svg:x="3.598cm" svg:y="2.095cm" draw:page-number="14"/>
          <draw:frame presentation:style-name="pr9" draw:text-style-name="P11" draw:layer="layout" svg:width="17.272cm" svg:height="12.574cm" svg:x="2.16cm" svg:y="13.272cm" presentation:class="notes" presentation:user-transformed="true">
            <draw:text-box>
              <text:p text:style-name="P10"><text:span text:style-name="T22">Most Important of the tables – tells us whether the difference between the means of the two conditions was large enough to </text:span><text:span text:style-name="T46">not</text:span><text:span text:style-name="T22"> be a chance result</text:span></text:p>
            </draw:text-box>
          </draw:frame>
        </presentation:notes>
      </draw:page>
      <draw:page draw:name="Example: Independent samples  t-Test" draw:style-name="dp4" draw:master-page-name="Default" presentation:presentation-page-layout-name="AL2T1">
        <office:forms form:automatic-focus="false" form:apply-design-mode="false"/>
        <draw:frame presentation:style-name="pr22" draw:text-style-name="P7" draw:layer="layout" svg:width="25.2cm" svg:height="2.668cm" svg:x="1.47cm" svg:y="0.635cm" presentation:class="title" presentation:user-transformed="true">
          <draw:text-box>
            <text:p text:style-name="P1"><text:span text:style-name="T16">Example: indep samples </text:span><text:span text:style-name="T30">t</text:span><text:span text:style-name="T41">-test</text:span></text:p>
          </draw:text-box>
        </draw:frame>
        <draw:frame presentation:style-name="pr23" draw:text-style-name="P30" draw:layer="layout" svg:width="25.2cm" svg:height="16.712cm" svg:x="1.399cm" svg:y="4.285cm" presentation:class="outline" presentation:user-transformed="true">
          <draw:text-box>
            <text:p text:style-name="P27"><text:span text:style-name="T23">Used in situations where there are 2 experimental conditions – and </text:span><text:span text:style-name="T38">different</text:span><text:span text:style-name="T23"> participants are used in each condition</text:span></text:p>
            <text:p text:style-name="P28"><text:span text:style-name="T47"/></text:p>
            <text:p text:style-name="P27"><text:span text:style-name="T38">Example</text:span><text:span text:style-name="T23">: SpiderBG.sav</text:span></text:p>
            <text:list text:style-name="L2">
              <text:list-item>
                <text:p text:style-name="P29"><text:span text:style-name="T23">12 spider phobes exposed to a </text:span><text:span text:style-name="T38">picture</text:span><text:span text:style-name="T23"> of a spider (picture); 12 </text:span><text:span text:style-name="T38">different</text:span><text:span text:style-name="T23"> spider phobes exposed to a </text:span><text:span text:style-name="T38">real-life</text:span><text:span text:style-name="T23"> tarantula</text:span></text:p>
              </text:list-item>
              <text:list-item>
                <text:p text:style-name="P29"><text:span text:style-name="T38">Anxiety</text:span><text:span text:style-name="T23"> was measured in each condition</text:span></text:p>
              </text:list-item>
            </text:list>
          </draw:text-box>
        </draw:frame>
        <presentation:notes draw:style-name="dp5">
          <draw:page-thumbnail draw:layer="layout" svg:width="14.393cm" svg:height="10.478cm" svg:x="3.598cm" svg:y="2.095cm" draw:page-number="15"/>
          <draw:frame presentation:style-name="pr12" draw:text-style-name="P14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page16" draw:style-name="dp4" draw:master-page-name="Default">
        <office:forms form:automatic-focus="false" form:apply-design-mode="false"/>
        <draw:frame draw:style-name="gr2" draw:text-style-name="P3" draw:layer="layout" svg:width="18.516cm" svg:height="4.579cm" svg:x="2.099cm" svg:y="1.633cm">
          <draw:image xlink:href="Pictures/2000009C000034B800000CB8F46CCF25.wmf" xlink:type="simple" xlink:show="embed" xlink:actuate="onLoad">
            <text:p/>
          </draw:image>
        </draw:frame>
        <draw:frame draw:style-name="gr2" draw:text-style-name="P3" draw:layer="layout" svg:width="25.229cm" svg:height="8.166cm" svg:x="1.633cm" svg:y="7.233cm">
          <draw:image xlink:href="Pictures/20000100000061290000172988F64161.wmf" xlink:type="simple" xlink:show="embed" xlink:actuate="onLoad">
            <text:p/>
          </draw:image>
        </draw:frame>
        <draw:custom-shape draw:style-name="gr15" draw:text-style-name="P25" draw:layer="layout" svg:width="5.367cm" svg:height="4.488cm" svg:x="21.466cm" svg:y="1.744cm">
          <text:p text:style-name="P1"><text:span text:style-name="T43">Summary Statistics for the 2 experimental conditions</text:span></text:p>
          <draw:enhanced-geometry svg:viewBox="0 0 21600 21600" draw:type="mso-spt202" draw:enhanced-path="M 0 0 L 21600 0 21600 21600 0 21600 0 0 Z N"/>
        </draw:custom-shape>
        <draw:line draw:style-name="gr20" draw:text-style-name="P3" draw:layer="layout" svg:x1="21.232cm" svg:y1="3.966cm" svg:x2="20.298cm" svg:y2="3.966cm">
          <text:p/>
        </draw:line>
        <draw:custom-shape draw:style-name="gr10" draw:text-style-name="P4" draw:layer="layout" svg:width="5.133cm" svg:height="3.033cm" svg:x="1.633cm" svg:y="12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3.265cm" svg:y1="15.165cm" svg:x2="3.032cm" svg:y2="16.332cm">
          <text:p/>
        </draw:line>
        <draw:custom-shape draw:style-name="gr21" draw:text-style-name="P32" draw:layer="layout" svg:width="9.275cm" svg:height="6.997cm" svg:x="0.885cm" svg:y="14.985cm">
          <text:p text:style-name="P31"><text:span text:style-name="T43">Parametric tests (e.g., </text:span><text:span text:style-name="T48">t</text:span><text:span text:style-name="T43">-tests) assume variances in the experimental conditions are ‘roughly’ equal.</text:span></text:p>
          <text:p text:style-name="P1"><text:span text:style-name="T43"/></text:p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5.134cm" svg:height="3.034cm" svg:x="6.065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9.799cm" svg:y1="10.499cm" svg:x2="10.733cm" svg:y2="15.865cm">
          <text:p/>
        </draw:line>
        <draw:custom-shape draw:style-name="gr22" draw:text-style-name="P25" draw:layer="layout" svg:width="9.566cm" svg:height="3.648cm" svg:x="9.334cm" svg:y="16.361cm">
          <text:p text:style-name="P1"><text:span text:style-name="T45">If Levene’s test is sig., the assumption of homogeneity of variance has been violated</text:span></text:p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2.1cm" svg:height="2.1cm" svg:x="12.366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3.999cm" svg:y1="11.665cm" svg:x2="14.465cm" svg:y2="7.232cm">
          <text:p/>
        </draw:line>
        <draw:custom-shape draw:style-name="gr23" draw:text-style-name="P25" draw:layer="layout" svg:width="7.123cm" svg:height="1.128cm" svg:x="12.605cm" svg:y="6.066cm">
          <text:p text:style-name="P1"><text:span text:style-name="T43">(N1 + N2) - 2 = 22</text:span></text:p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2.8cm" svg:height="3.967cm" svg:x="14.465cm" svg:y="10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6.8cm" svg:y1="13.999cm" svg:x2="20.3cm" svg:y2="15.633cm">
          <text:p/>
        </draw:line>
        <draw:custom-shape draw:style-name="gr24" draw:text-style-name="P25" draw:layer="layout" svg:width="9.584cm" svg:height="5.902cm" svg:x="18.415cm" svg:y="15.24cm">
          <text:p text:style-name="P1"><text:span text:style-name="T43">Significance (</text:span><text:span text:style-name="T48">p</text:span><text:span text:style-name="T49">-value):</text:span><text:span text:style-name="T43"> <text:s/>0.107 &gt; </text:span><text:span text:style-name="T50">α</text:span><text:span text:style-name="T51">=</text:span><text:span text:style-name="T43">.05, so there is no significant difference between the means of the 2 samples</text:span></text:p>
          <draw:enhanced-geometry svg:viewBox="0 0 21600 21600" draw:type="mso-spt202" draw:enhanced-path="M 0 0 L 21600 0 21600 21600 0 21600 0 0 Z N"/>
        </draw:custom-shape>
        <presentation:notes draw:style-name="dp5">
          <draw:page-thumbnail draw:layer="layout" svg:width="14.393cm" svg:height="10.478cm" svg:x="3.598cm" svg:y="2.095cm" draw:page-number="16"/>
          <draw:frame presentation:style-name="pr9" draw:text-style-name="P11" draw:layer="layout" svg:width="17.272cm" svg:height="12.574cm" svg:x="2.158cm" svg:y="13.271cm" presentation:class="notes" presentation:user-transformed="true">
            <draw:text-box>
              <text:p text:style-name="P10"><text:span text:style-name="T52">*t-tests ‘require’ parametric data – and an assumption of parametric data is that variances in the experimental conditions are ‘roughly’ equal.</text:span></text:p>
              <text:p text:style-name="P10"><text:span text:style-name="T52">*in reality – there are adjustments that can be made in situations where variances are not equal – these rows related to whether the assumption has been broken: How do we know if it’s been broken? Look at the variances and see whether they’re similar (i.e., know the SD of the groups are 9 and 11) – and if we square these values, we get the variances. </text:span></text:p>
              <text:p text:style-name="P10"><text:span text:style-name="T52">*We can use </text:span><text:span text:style-name="T53">Levene’s test</text:span><text:span text:style-name="T52"> (if it’s ‘significant’ – there is a significant amount of variance between groups – and the assumption of homogeneity of variances has been VIOLATED). </text:span></text:p>
            </draw:text-box>
          </draw:frame>
        </presentation:notes>
      </draw:page>
      <draw:page draw:name="page17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layer="layout" svg:width="25.199cm" svg:height="15.179cm" svg:x="1.4cm" svg:y="4.507cm" presentation:class="outline" presentation:user-transformed="true">
          <draw:text-box>
            <text:list text:style-name="L2">
              <text:list-item>
                <text:p>Stats review:</text:p>
                <text:list>
                  <text:list-item>
                    <text:p>Correlation (Pearson, Spearman)</text:p>
                  </text:list-item>
                  <text:list-item>
                    <text:p><text:span text:style-name="T5">t</text:span><text:span text:style-name="T4">-tests (indep, paired)</text:span></text:p>
                  </text:list-item>
                </text:list>
              </text:list-item>
              <text:list-item>
                <text:p><text:span text:style-name="T3">Discussion of research article (Missirlian et al)</text:span></text:p>
              </text:list-item>
              <text:list-item>
                <text:p><text:span text:style-name="T4">The “Big 4”:</text:span></text:p>
                <text:list>
                  <text:list-item>
                    <text:p><text:span text:style-name="T4">Statistical significance (</text:span><text:span text:style-name="T5">p</text:span><text:span text:style-name="T4">-value, </text:span><text:span text:style-name="T6">α</text:span><text:span text:style-name="T7">)</text:span></text:p>
                  </text:list-item>
                  <text:list-item>
                    <text:p><text:span text:style-name="T7">Effect size</text:span></text:p>
                  </text:list-item>
                  <text:list-item>
                    <text:p><text:span text:style-name="T7">Power</text:span></text:p>
                  </text:list-item>
                  <text:list-item>
                    <text:p><text:span text:style-name="T7">Finding needed sample size</text:span></text:p>
                  </text:list-item>
                </text:list>
              </text:list-item>
              <text:list-item>
                <text:p><text:span text:style-name="T7">SPSS tip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3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Practice reading article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For practice, try reading this <text:span text:style-name="T1">journal article,</text:span> focusing on their <text:span text:style-name="T1">statistical</text:span> methods: see how much you can understand</text:p>
              </text:list-item>
              <text:list-item>
                <text:p><text:span text:style-name="T1">Missirlian</text:span>, et al., “<text:span text:style-name="T5">Emotional Arousal, Client Perceptual Processing, and the Working Alliance in Experiential Psychotherapy for Depression”,</text:span><text:span text:style-name="T4"> Journal of Consulting and Clinical Psychology, Vol. 73, No. 5, pp. 861–871, 2005.</text:span></text:p>
              </text:list-item>
              <text:list-item>
                <text:p><text:span text:style-name="T3">Download</text:span><text:span text:style-name="T4"> from website, under today's </text:span><text:span text:style-name="T3">lecture</text:span></text:p>
              </text:list-item>
            </text:list>
          </draw:text-box>
        </draw:frame>
        <presentation:notes draw:style-name="dp5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For discussion:</text:p>
          </draw:text-box>
        </draw:frame>
        <draw:frame presentation:style-name="pr5" draw:layer="layout" svg:width="25.199cm" svg:height="15.073cm" svg:x="1.4cm" svg:y="4.507cm" presentation:class="outline" presentation:user-transformed="true">
          <draw:text-box>
            <text:list text:style-name="L2">
              <text:list-item>
                <text:p>What <text:span text:style-name="T1">research questions</text:span> do the authors state that they are addressing?</text:p>
              </text:list-item>
              <text:list-item>
                <text:p>What <text:span text:style-name="T1">analytical strategy</text:span> was used, and how <text:span text:style-name="T1">appropriate</text:span> is it for addressing their questions?</text:p>
              </text:list-item>
              <text:list-item>
                <text:p>What were their main <text:span text:style-name="T1">conclusions</text:span>, and are these conclusions <text:span text:style-name="T1">warranted</text:span> from the actual results /statistics /analyses that were reported?</text:p>
              </text:list-item>
              <text:list-item>
                <text:p>What, if any, <text:span text:style-name="T1">changes</text:span>/additions need to be made to the methods to give a more <text:span text:style-name="T1">complete</text:span> picture of the phenomenon of interest (e.g., sampling, description of analysis process, effect sizes, dealing with multiple comparisons, etc.)? </text:p>
              </text:list-item>
            </text:list>
          </draw:text-box>
        </draw:frame>
        <presentation:notes draw:style-name="dp5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layer="layout" svg:width="25.199cm" svg:height="15.179cm" svg:x="1.4cm" svg:y="4.507cm" presentation:class="outline" presentation:user-transformed="true">
          <draw:text-box>
            <text:list text:style-name="L2">
              <text:list-item>
                <text:p>Stats review:</text:p>
                <text:list>
                  <text:list-item>
                    <text:p>Correlation (Pearson, Spearman)</text:p>
                  </text:list-item>
                  <text:list-item>
                    <text:p><text:span text:style-name="T5">t</text:span><text:span text:style-name="T4">-tests (indep, paired)</text:span></text:p>
                  </text:list-item>
                </text:list>
              </text:list-item>
              <text:list-item>
                <text:p><text:span text:style-name="T4">Discussion of research article (Missirlian et al)</text:span></text:p>
              </text:list-item>
              <text:list-item>
                <text:p><text:span text:style-name="T3">The “Big 4”:</text:span></text:p>
                <text:list>
                  <text:list-item>
                    <text:p><text:span text:style-name="T4">Statistical significance (</text:span><text:span text:style-name="T5">p</text:span><text:span text:style-name="T4">-value, </text:span><text:span text:style-name="T6">α</text:span><text:span text:style-name="T7">)</text:span></text:p>
                  </text:list-item>
                  <text:list-item>
                    <text:p><text:span text:style-name="T7">Effect size</text:span></text:p>
                  </text:list-item>
                  <text:list-item>
                    <text:p><text:span text:style-name="T7">Power</text:span></text:p>
                  </text:list-item>
                  <text:list-item>
                    <text:p><text:span text:style-name="T7">Finding needed sample size</text:span></text:p>
                  </text:list-item>
                </text:list>
              </text:list-item>
              <text:list-item>
                <text:p><text:span text:style-name="T7">SPSS tip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text-style-name="P3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24" draw:text-style-name="P1" draw:layer="layout" svg:width="25.199cm" svg:height="3.178cm" svg:x="1cm" svg:y="0.337cm" presentation:class="title">
          <draw:text-box>
            <text:p text:style-name="P1">Central Themes of Statistics</text:p>
          </draw:text-box>
        </draw:frame>
        <draw:frame presentation:style-name="pr25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Is there a real <text:span text:style-name="T1">effect</text:span>/relationship amongst certain variables?</text:p>
              </text:list-item>
              <text:list-item>
                <text:p text:style-name="P1">How <text:span text:style-name="T1">big</text:span> is that effect?</text:p>
                <text:p text:style-name="P1"/>
              </text:list-item>
              <text:list-item>
                <text:p text:style-name="P1">We evaluate these by looking at</text:p>
                <text:list>
                  <text:list-item>
                    <text:p>Statistical <text:span text:style-name="T1">significance</text:span> (<text:span text:style-name="T54">p</text:span><text:span text:style-name="T4">-value) and</text:span></text:p>
                  </text:list-item>
                  <text:list-item>
                    <text:p><text:span text:style-name="T3">Effect size</text:span><text:span text:style-name="T4"> (</text:span><text:span text:style-name="T54">r</text:span><text:span text:style-name="T55">2</text:span><text:span text:style-name="T56">, R</text:span><text:span text:style-name="T57">2</text:span><text:span text:style-name="T56">,</text:span><text:span text:style-name="T5"> </text:span><text:span text:style-name="T58">η</text:span><text:span text:style-name="T59">, μ</text:span><text:span text:style-name="T60">1</text:span><text:span text:style-name="T59">- μ</text:span><text:span text:style-name="T60">2</text:span><text:span text:style-name="T59">, </text:span><text:span text:style-name="T61">etc.)</text:span></text:p>
                  </text:list-item>
                </text:list>
              </text:list-item>
              <text:list-item>
                <text:p><text:span text:style-name="T61">Along with </text:span><text:span text:style-name="T62">sample size</text:span><text:span text:style-name="T61"> (</text:span><text:span text:style-name="T63">n</text:span><text:span text:style-name="T61">) and statistical </text:span><text:span text:style-name="T62">power</text:span><text:span text:style-name="T61"> (</text:span><text:span text:style-name="T63">1-β</text:span><text:span text:style-name="T61">), these form the “Big 4” of any tes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26" draw:text-style-name="P3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The “Big 4” of every test</text:p>
          </draw:text-box>
        </draw:frame>
        <draw:frame presentation:style-name="pr27" draw:layer="layout" svg:width="25.199cm" svg:height="2.761cm" svg:x="1.4cm" svg:y="4.507cm" presentation:class="outline" presentation:user-transformed="true">
          <draw:text-box>
            <text:list text:style-name="L2">
              <text:list-item>
                <text:p>Any statistical test has these 4 facets</text:p>
              </text:list-item>
              <text:list-item>
                <text:p>Set 3 as desired → derive required level of 4<text:span text:style-name="T64">th</text:span></text:p>
              </text:list-item>
            </text:list>
          </draw:text-box>
        </draw:frame>
        <draw:frame draw:style-name="gr25" draw:text-style-name="P35" draw:id="id2" draw:layer="layout" svg:width="3.677cm" svg:height="1.398cm" svg:x="10.795cm" svg:y="7.657cm">
          <draw:text-box>
            <text:p><text:span text:style-name="T65">Alpha</text:span></text:p>
          </draw:text-box>
        </draw:frame>
        <draw:frame draw:style-name="gr25" draw:text-style-name="P35" draw:id="id7" draw:layer="layout" svg:width="7.136cm" svg:height="1.398cm" svg:x="16.254cm" svg:y="12.23cm">
          <draw:text-box>
            <text:p><text:span text:style-name="T65">Sample size</text:span></text:p>
          </draw:text-box>
        </draw:frame>
        <draw:frame draw:style-name="gr25" draw:text-style-name="P35" draw:layer="layout" svg:width="6.268cm" svg:height="1.398cm" svg:x="2.792cm" svg:y="12.23cm">
          <draw:text-box>
            <text:p><text:span text:style-name="T65">Effect size</text:span></text:p>
          </draw:text-box>
        </draw:frame>
        <draw:frame draw:style-name="gr25" draw:text-style-name="P35" draw:id="id5" draw:layer="layout" svg:width="3.969cm" svg:height="1.398cm" svg:x="10.796cm" svg:y="16.882cm">
          <draw:text-box>
            <text:p><text:span text:style-name="T65">Power</text:span></text:p>
          </draw:text-box>
        </draw:frame>
        <draw:g draw:id="id13">
          <draw:connector draw:style-name="gr26" draw:text-style-name="P36" draw:layer="layout" draw:type="line" svg:x1="12.633cm" svg:y1="9.055cm" svg:x2="12.78cm" svg:y2="16.882cm" svg:d="m12633 9055 147 7827">
            <text:p/>
          </draw:connector>
          <draw:connector draw:style-name="gr26" draw:text-style-name="P36" draw:layer="layout" draw:type="line" svg:x1="9.06cm" svg:y1="12.929cm" svg:x2="16.254cm" svg:y2="12.929cm" svg:d="m9060 12929h7194">
            <text:p/>
          </draw:connector>
          <draw:connector draw:style-name="gr26" draw:text-style-name="P36" draw:id="id1" draw:layer="layout" draw:type="line" svg:x1="12.634cm" svg:y1="9.056cm" svg:x2="9.06cm" svg:y2="12.929cm" svg:d="m12634 9056-3574 3873">
            <text:p/>
          </draw:connector>
          <draw:connector draw:style-name="gr26" draw:text-style-name="P36" draw:layer="layout" draw:type="line" svg:x1="12.634cm" svg:y1="9.056cm" svg:x2="16.254cm" svg:y2="12.929cm" draw:start-shape="id1" draw:start-glue-point="2" svg:d="m12634 9056 3620 3873">
            <text:p/>
          </draw:connector>
          <draw:connector draw:style-name="gr26" draw:text-style-name="P36" draw:layer="layout" draw:type="line" svg:x1="12.78cm" svg:y1="16.882cm" svg:x2="9.06cm" svg:y2="12.929cm" svg:d="m12780 16882-3720-3953">
            <text:p/>
          </draw:connector>
          <draw:connector draw:style-name="gr26" draw:text-style-name="P36" draw:layer="layout" draw:type="line" svg:x1="16.254cm" svg:y1="12.929cm" svg:x2="12.78cm" svg:y2="16.882cm" svg:d="m16254 12929-3474 3953">
            <text:p/>
          </draw:connector>
        </draw:g>
        <draw:frame draw:style-name="gr25" draw:text-style-name="P37" draw:id="id3" draw:layer="layout" svg:width="2.589cm" svg:height="1.237cm" svg:x="16.643cm" svg:y="7.737cm">
          <draw:text-box>
            <text:p><text:span text:style-name="T66">0.05</text:span></text:p>
          </draw:text-box>
        </draw:frame>
        <draw:connector draw:style-name="gr27" draw:text-style-name="P36" draw:id="id14" draw:layer="layout" draw:type="line" svg:x1="14.472cm" svg:y1="8.356cm" svg:x2="16.643cm" svg:y2="8.355cm" draw:start-shape="id2" draw:start-glue-point="1" draw:end-shape="id3" draw:end-glue-point="3" svg:d="m14472 8356 2171-1">
          <text:p/>
        </draw:connector>
        <draw:frame draw:style-name="gr28" draw:text-style-name="P37" draw:id="id4" draw:layer="layout" svg:width="8.814cm" svg:height="2.223cm" svg:x="0.711cm" svg:y="8.53cm">
          <draw:text-box>
            <text:p><text:span text:style-name="T66">as desired, depends on test</text:span></text:p>
          </draw:text-box>
        </draw:frame>
        <draw:connector draw:style-name="gr27" draw:text-style-name="P36" draw:id="id16" draw:layer="layout" draw:type="line" svg:x1="5.973cm" svg:y1="11.946cm" svg:x2="5.118cm" svg:y2="10.753cm" draw:end-shape="id4" draw:end-glue-point="2" svg:d="m5973 11946-855-1193">
          <text:p/>
        </draw:connector>
        <draw:frame draw:style-name="gr25" draw:text-style-name="P37" draw:id="id6" draw:layer="layout" svg:width="6.297cm" svg:height="1.237cm" svg:x="2.14cm" svg:y="16.375cm">
          <draw:text-box>
            <text:p><text:span text:style-name="T66">usually 0.80</text:span></text:p>
          </draw:text-box>
        </draw:frame>
        <draw:connector draw:style-name="gr27" draw:text-style-name="P36" draw:id="id15" draw:layer="layout" draw:type="line" svg:x1="10.796cm" svg:y1="17.581cm" svg:x2="8.437cm" svg:y2="16.993cm" draw:start-shape="id5" draw:end-shape="id6" draw:end-glue-point="1" svg:d="m10796 17581-2359-588">
          <text:p/>
        </draw:connector>
        <draw:frame draw:style-name="gr25" draw:text-style-name="P37" draw:id="id8" draw:layer="layout" svg:width="4.947cm" svg:height="2.223cm" svg:x="21.911cm" svg:y="15.415cm">
          <draw:text-box>
            <text:p><text:span text:style-name="T66">derived!</text:span></text:p>
            <text:p><text:span text:style-name="T66">(GPower)</text:span></text:p>
          </draw:text-box>
        </draw:frame>
        <draw:connector draw:style-name="gr27" draw:text-style-name="P36" draw:id="id17" draw:layer="layout" draw:type="curve" svg:x1="19.822cm" svg:y1="13.628cm" svg:x2="21.911cm" svg:y2="16.526cm" draw:start-shape="id7" draw:end-shape="id8" draw:end-glue-point="3" svg:d="m19822 13628c0 1932 696 2898 2089 2898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out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2" presentation:class="page"/>
          <draw:frame presentation:style-name="pr6" draw:text-style-name="P3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Significance (<text:span text:style-name="T12">α</text:span><text:span text:style-name="T13">) vs. power (1-</text:span><text:span text:style-name="T12">β</text:span><text:span text:style-name="T13">)</text:span></text:p>
          </draw:text-box>
        </draw:frame>
        <draw:frame presentation:style-name="pr5" draw:layer="layout" svg:width="25.199cm" svg:height="14.107cm" svg:x="1.4cm" svg:y="4.507cm" presentation:class="outline" presentation:user-transformed="true">
          <draw:text-box>
            <text:list text:style-name="L2">
              <text:list-item>
                <text:p><text:span text:style-name="T67">α</text:span><text:span text:style-name="T13"> is the chance of </text:span><text:span text:style-name="T68">Type-I</text:span><text:span text:style-name="T13"> error: incorrectly </text:span><text:span text:style-name="T68">rejecting</text:span><text:span text:style-name="T13"> the null hypothesis (</text:span><text:span text:style-name="T14">H</text:span><text:span text:style-name="T15">0</text:span><text:span text:style-name="T69">)</text:span></text:p>
              </text:list-item>
              <text:list-item>
                <text:p><text:span text:style-name="T62">β</text:span><text:span text:style-name="T69"> is the chance of </text:span><text:span text:style-name="T70">Type-II</text:span><text:span text:style-name="T69"> error: </text:span><text:span text:style-name="T70">failing</text:span><text:span text:style-name="T69"> to reject </text:span><text:span text:style-name="T71">H</text:span><text:span text:style-name="T15">0</text:span><text:span text:style-name="T69"> when should have rejected </text:span><text:span text:style-name="T71">H</text:span><text:span text:style-name="T15">0</text:span><text:span text:style-name="T69">.</text:span></text:p>
              </text:list-item>
              <text:list-item>
                <text:p><text:span text:style-name="T70">Power</text:span><text:span text:style-name="T69"> is 1-</text:span><text:span text:style-name="T61">β</text:span></text:p>
              </text:list-item>
              <text:list-item>
                <text:p><text:span text:style-name="T69">e.g., parachute</text:span><text:span text:style-name="T69"><text:line-break/></text:span><text:span text:style-name="T69">inspections</text:span></text:p>
                <text:p><text:span text:style-name="T69"/></text:p>
              </text:list-item>
              <text:list-item>
                <text:p><text:span text:style-name="T61">α</text:span><text:span text:style-name="T69">,</text:span><text:span text:style-name="T61">β</text:span><text:span text:style-name="T69"> in independent</text:span><text:span text:style-name="T69"><text:line-break/></text:span><text:span text:style-name="T69">groups </text:span><text:span text:style-name="T72">t</text:span><text:span text:style-name="T70">-test</text:span><text:span text:style-name="T69">:</text:span></text:p>
              </text:list-item>
            </text:list>
          </draw:text-box>
        </draw:frame>
        <draw:frame draw:style-name="gr29" draw:text-style-name="P3" draw:layer="layout" svg:width="14.817cm" svg:height="8.639cm" svg:x="12.7cm" svg:y="9.776cm">
          <draw:image xlink:href="Pictures/2000008500003EF3000019D9B5FAFAB6.wmf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3" presentation:class="page"/>
          <draw:frame presentation:style-name="pr6" draw:text-style-name="P3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Statistical significance</text:p>
          </draw:text-box>
        </draw:frame>
        <draw:frame presentation:style-name="pr5" draw:layer="layout" svg:width="25.199cm" svg:height="14.016cm" svg:x="1.54cm" svg:y="4.889cm" presentation:class="outline" presentation:user-transformed="true">
          <draw:text-box>
            <text:list text:style-name="L2">
              <text:list-item>
                <text:p>An effect is “real” (statistically <text:span text:style-name="T1">significant</text:span>) if the probability that the observed result came about due to <text:span text:style-name="T1">random variation</text:span> is so <text:span text:style-name="T1">small</text:span> that we can reject random variation as an explanation.</text:p>
                <text:list>
                  <text:list-item>
                    <text:p>This probability is the <text:span text:style-name="T2">p</text:span><text:span text:style-name="T3">-value</text:span></text:p>
                  </text:list-item>
                </text:list>
              </text:list-item>
              <text:list-item>
                <text:p>Can never truly “<text:span text:style-name="T1">rule out</text:span>” random variation</text:p>
              </text:list-item>
              <text:list-item>
                <text:p>Set the <text:span text:style-name="T1">level of significance</text:span> (<text:span text:style-name="T12">α</text:span><text:span text:style-name="T13">) as our threshold tolerance for Type-I error</text:span></text:p>
              </text:list-item>
              <text:list-item>
                <text:p><text:span text:style-name="T13">If </text:span><text:span text:style-name="T73">p</text:span><text:span text:style-name="T74"> &lt; </text:span><text:span text:style-name="T75">α</text:span><text:span text:style-name="T7">, we confidently say there is a real effect</text:span></text:p>
              </text:list-item>
              <text:list-item>
                <text:p><text:span text:style-name="T7">Usually choose </text:span><text:span text:style-name="T75">α</text:span><text:span text:style-name="T74">=0.05</text:span><text:span text:style-name="T7"> </text:span><text:span text:style-name="T14">(what does this mean?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4" presentation:class="page"/>
          <draw:frame presentation:style-name="pr6" draw:text-style-name="P3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Myths about significance</text:p>
          </draw:text-box>
        </draw:frame>
        <draw:frame presentation:style-name="pr28" draw:layer="layout" svg:width="25.199cm" svg:height="14.267cm" svg:x="1.4cm" svg:y="4.507cm" presentation:class="outline">
          <draw:text-box>
            <text:list text:style-name="L2">
              <text:list-item>
                <text:list>
                  <text:list-item>
                    <text:p><text:span text:style-name="T5">(why are these all myths?)</text:span></text:p>
                  </text:list-item>
                </text:list>
              </text:list-item>
              <text:list-item>
                <text:p><text:span text:style-name="T1">Myth 1</text:span>: “If a result is not significant, it proves there is <text:span text:style-name="T1">no effect</text:span>.”</text:p>
              </text:list-item>
              <text:list-item>
                <text:p><text:span text:style-name="T1">Myth 2</text:span>: “The obtained significance level indicates the <text:span text:style-name="T1">reliability</text:span> of the research finding.”</text:p>
              </text:list-item>
              <text:list-item>
                <text:p><text:span text:style-name="T1">Myth 3</text:span>: “The significance level tells you how <text:span text:style-name="T1">big</text:span> or important an effect is.”</text:p>
              </text:list-item>
              <text:list-item>
                <text:p><text:span text:style-name="T1">Myth 4</text:span>: “If an effect is statistically significant, it must be <text:span text:style-name="T1">clinically</text:span> significant.”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5" presentation:class="page"/>
          <draw:frame presentation:style-name="pr6" draw:text-style-name="P3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3" presentation:use-date-time-name="dtd3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Impact of changing <text:span text:style-name="T12">α</text:span></text:p>
          </draw:text-box>
        </draw:frame>
        <draw:frame draw:style-name="gr29" draw:text-style-name="P3" draw:layer="layout" svg:width="19.032cm" svg:height="7.814cm" svg:x="4.445cm" svg:y="4.251cm">
          <draw:image xlink:href="Pictures/2000007600003EF3000019D975F9D357.wmf" xlink:type="simple" xlink:show="embed" xlink:actuate="onLoad">
            <text:p/>
          </draw:image>
        </draw:frame>
        <draw:frame draw:style-name="gr29" draw:text-style-name="P3" draw:layer="layout" svg:width="19.05cm" svg:height="7.819cm" svg:x="4.445cm" svg:y="11.935cm">
          <draw:image xlink:href="Pictures/2000006800003EF3000019D9176FAC3B.wmf" xlink:type="simple" xlink:show="embed" xlink:actuate="onLoad">
            <text:p/>
          </draw:image>
        </draw:frame>
        <draw:frame draw:style-name="gr25" draw:text-style-name="P38" draw:id="id11" draw:layer="layout" svg:width="4.168cm" svg:height="1.318cm" svg:x="23.495cm" svg:y="7.575cm">
          <draw:text-box>
            <text:p><text:span text:style-name="T76">α</text:span><text:span text:style-name="T77">=0.05</text:span></text:p>
          </draw:text-box>
        </draw:frame>
        <draw:frame draw:style-name="gr25" draw:text-style-name="P38" draw:id="id9" draw:layer="layout" svg:width="4.168cm" svg:height="1.318cm" svg:x="23.495cm" svg:y="13.875cm">
          <draw:text-box>
            <text:p><text:span text:style-name="T76">α</text:span><text:span text:style-name="T77">=0.01</text:span></text:p>
          </draw:text-box>
        </draw:frame>
        <draw:ellipse draw:style-name="gr30" draw:text-style-name="P36" draw:id="id10" draw:layer="layout" svg:width="2.775cm" svg:height="1.785cm" svg:x="13.97cm" svg:y="17.145cm">
          <text:p/>
        </draw:ellipse>
        <draw:ellipse draw:style-name="gr30" draw:text-style-name="P36" draw:id="id12" draw:layer="layout" svg:width="3.81cm" svg:height="2.54cm" svg:x="13.335cm" svg:y="8.89cm">
          <text:p/>
        </draw:ellipse>
        <draw:connector draw:style-name="gr31" draw:text-style-name="P36" draw:layer="layout" draw:type="line" svg:x1="23.495cm" svg:y1="14.534cm" svg:x2="16.745cm" svg:y2="18.037cm" draw:start-shape="id9" draw:end-shape="id10" draw:end-glue-point="1" svg:d="m23495 14534-6750 3503">
          <text:p/>
        </draw:connector>
        <draw:connector draw:style-name="gr31" draw:text-style-name="P36" draw:layer="layout" draw:type="line" svg:x1="23.495cm" svg:y1="8.234cm" svg:x2="17.145cm" svg:y2="10.16cm" draw:start-shape="id11" draw:start-glue-point="3" draw:end-shape="id12" draw:end-glue-point="1" svg:d="m23495 8234-6350 1926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6" presentation:class="page"/>
          <draw:frame presentation:style-name="pr6" draw:text-style-name="P3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Effect size</text:p>
          </draw:text-box>
        </draw:frame>
        <draw:frame presentation:style-name="pr28" draw:layer="layout" svg:width="25.199cm" svg:height="14.267cm" svg:x="1.4cm" svg:y="4.507cm" presentation:class="outline">
          <draw:text-box>
            <text:list text:style-name="L2">
              <text:list-item>
                <text:p>Historically, researchers only looked at <text:span text:style-name="T1">significance</text:span>, but what about the effect <text:span text:style-name="T1">size</text:span>?</text:p>
              </text:list-item>
              <text:list-item>
                <text:p><text:span text:style-name="T4">A </text:span><text:span text:style-name="T3">small</text:span><text:span text:style-name="T4"> study might yield </text:span><text:span text:style-name="T3">non-significance</text:span><text:span text:style-name="T4"> but a strong </text:span><text:span text:style-name="T3">effect</text:span><text:span text:style-name="T4"> </text:span><text:span text:style-name="T3">size</text:span></text:p>
                <text:list>
                  <text:list-item>
                    <text:p><text:span text:style-name="T4">Could be </text:span><text:span text:style-name="T3">spurious</text:span><text:span text:style-name="T4">, but could also be real</text:span></text:p>
                  </text:list-item>
                  <text:list-item>
                    <text:p><text:span text:style-name="T4">Motivates </text:span><text:span text:style-name="T3">meta-analysis</text:span><text:span text:style-name="T4"> –</text:span><text:span text:style-name="T4"><text:line-break/></text:span><text:span text:style-name="T3">repeat</text:span><text:span text:style-name="T4"> the experiment, combine results</text:span></text:p>
                  </text:list-item>
                </text:list>
              </text:list-item>
              <text:list-item>
                <text:p><text:span text:style-name="T4">Current research standards require reporting </text:span><text:span text:style-name="T3">both</text:span><text:span text:style-name="T4"> significance as well as effect siz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7" presentation:class="page"/>
          <draw:frame presentation:style-name="pr6" draw:text-style-name="P3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Measures of effect size</text:p>
          </draw:text-box>
        </draw:frame>
        <draw:frame presentation:style-name="pr5" draw:layer="layout" svg:width="25.199cm" svg:height="15.79cm" svg:x="1.4cm" svg:y="4.507cm" presentation:class="outline" presentation:user-transformed="true">
          <draw:text-box>
            <text:list text:style-name="L2">
              <text:list-item>
                <text:p>For <text:span text:style-name="T2">t</text:span><text:span text:style-name="T3">-test</text:span><text:span text:style-name="T4"> and any </text:span><text:span text:style-name="T3">between-groups</text:span><text:span text:style-name="T4"> comparison:</text:span></text:p>
                <text:list>
                  <text:list-item>
                    <text:p><text:span text:style-name="T4">Difference of </text:span><text:span text:style-name="T3">means</text:span><text:span text:style-name="T4">: d = (</text:span><text:span text:style-name="T6">μ</text:span><text:span text:style-name="T78">1</text:span><text:span text:style-name="T69"> – </text:span><text:span text:style-name="T61">μ</text:span><text:span text:style-name="T78">2</text:span><text:span text:style-name="T69">)/</text:span><text:span text:style-name="T61">σ</text:span></text:p>
                  </text:list-item>
                </text:list>
              </text:list-item>
              <text:list-item>
                <text:p><text:span text:style-name="T61">For </text:span><text:span text:style-name="T62">ANOVA</text:span><text:span text:style-name="T61">: </text:span><text:span text:style-name="T62">η</text:span><text:span text:style-name="T79">2</text:span><text:span text:style-name="T61"> (eta-squared):</text:span></text:p>
                <text:list>
                  <text:list-item>
                    <text:p><text:span text:style-name="T61">Overall effect of IV on DV</text:span></text:p>
                  </text:list-item>
                </text:list>
              </text:list-item>
              <text:list-item>
                <text:p><text:span text:style-name="T61">For bivariate </text:span><text:span text:style-name="T62">correlation</text:span><text:span text:style-name="T61"> (Pearson, Spearman):</text:span></text:p>
                <text:list>
                  <text:list-item>
                    <text:p><text:span text:style-name="T59">r</text:span><text:span text:style-name="T61"> and </text:span><text:span text:style-name="T59">r</text:span><text:span text:style-name="T80">2</text:span><text:span text:style-name="T61">: </text:span><text:span text:style-name="T81">r</text:span><text:span text:style-name="T79">2</text:span><text:span text:style-name="T61"> is fraction of variability in one var explained by the other var</text:span></text:p>
                  </text:list-item>
                </text:list>
              </text:list-item>
              <text:list-item>
                <text:p><text:span text:style-name="T61">For </text:span><text:span text:style-name="T62">regression</text:span><text:span text:style-name="T61">: </text:span><text:span text:style-name="T59">R</text:span><text:span text:style-name="T80">2</text:span><text:span text:style-name="T61"> and </text:span><text:span text:style-name="T62">Δ</text:span><text:span text:style-name="T81">R</text:span><text:span text:style-name="T79">2</text:span><text:span text:style-name="T61"> (“</text:span><text:span text:style-name="T59">R</text:span><text:span text:style-name="T80">2</text:span><text:span text:style-name="T61">-change”)</text:span></text:p>
                <text:list>
                  <text:list-item>
                    <text:p><text:span text:style-name="T61">Fraction of variability in DV explained by overall model (</text:span><text:span text:style-name="T59">R</text:span><text:span text:style-name="T80">2</text:span><text:span text:style-name="T61">) or each predictor (Δ</text:span><text:span text:style-name="T59">R</text:span><text:span text:style-name="T80">2</text:span><text:span text:style-name="T61">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8" presentation:class="page"/>
          <draw:frame presentation:style-name="pr6" draw:text-style-name="P3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Interpreting effect size</text:p>
          </draw:text-box>
        </draw:frame>
        <draw:frame presentation:style-name="pr28" draw:layer="layout" svg:width="25.199cm" svg:height="14.267cm" svg:x="1.4cm" svg:y="4.507cm" presentation:class="outline">
          <draw:text-box>
            <text:list text:style-name="L2">
              <text:list-item>
                <text:p>What constitutes a “<text:span text:style-name="T1">big</text:span>” effect size?</text:p>
              </text:list-item>
              <text:list-item>
                <text:p>Consult literature for the <text:span text:style-name="T1">phenomenon</text:span> of study</text:p>
              </text:list-item>
              <text:list-item>
                <text:p><text:span text:style-name="T1">Cohen '92</text:span>, <text:span text:style-name="T5">“A Power Primer”</text:span><text:span text:style-name="T4">: rules of thumb</text:span></text:p>
                <text:list>
                  <text:list-item>
                    <text:p><text:span text:style-name="T4">Somewhat arbitrary, though!</text:span></text:p>
                  </text:list-item>
                </text:list>
              </text:list-item>
              <text:list-item>
                <text:p><text:span text:style-name="T4">For correlation-type </text:span><text:span text:style-name="T2">r</text:span><text:span text:style-name="T3"> </text:span><text:span text:style-name="T4">measures:</text:span></text:p>
                <text:list>
                  <text:list-item>
                    <text:p><text:span text:style-name="T3">0.10</text:span><text:span text:style-name="T4"> → </text:span><text:span text:style-name="T3">small</text:span><text:span text:style-name="T4"> effect (1% of var. explained)</text:span></text:p>
                  </text:list-item>
                  <text:list-item>
                    <text:p><text:span text:style-name="T3">0.30</text:span><text:span text:style-name="T4"> → </text:span><text:span text:style-name="T3">medium</text:span><text:span text:style-name="T4"> effect (9% of variability)</text:span></text:p>
                  </text:list-item>
                  <text:list-item>
                    <text:p><text:span text:style-name="T3">0.50</text:span><text:span text:style-name="T4"> → </text:span><text:span text:style-name="T3">large</text:span><text:span text:style-name="T4"> effect (25%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9" presentation:class="page"/>
          <draw:frame presentation:style-name="pr6" draw:text-style-name="P3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Example: dependent <text:span text:style-name="T5">t</text:span><text:span text:style-name="T4">-test</text:span></text:p>
          </draw:text-box>
        </draw:frame>
        <draw:frame presentation:style-name="pr28" draw:layer="layout" svg:width="25.199cm" svg:height="14.267cm" svg:x="1.4cm" svg:y="4.507cm" presentation:class="outline">
          <draw:text-box>
            <text:list text:style-name="L2">
              <text:list-item>
                <text:p><text:span text:style-name="T1">Dataset</text:span>: <text:span text:style-name="T8">SpiderRM.sav</text:span></text:p>
              </text:list-item>
              <text:list-item>
                <text:p><text:span text:style-name="T1">12</text:span> individuals, first shown <text:span text:style-name="T1">picture</text:span> of spider, then shown <text:span text:style-name="T1">real</text:span> spider → measured <text:span text:style-name="T1">anxiety</text:span></text:p>
              </text:list-item>
              <text:list-item>
                <text:p><text:span text:style-name="T1">Compare Means</text:span> → <text:span text:style-name="T1">Paired</text:span>-Samples T Test</text:p>
              </text:list-item>
              <text:list-item>
                <text:p>SPSS results:<text:span text:style-name="T1"> </text:span><text:span text:style-name="T2">t</text:span><text:span text:style-name="T1">(11)=-2.473, </text:span><text:span text:style-name="T2">p</text:span><text:span text:style-name="T1">&lt;0.05</text:span></text:p>
              </text:list-item>
              <text:list-item>
                <text:p>Calculate <text:span text:style-name="T1">effect size</text:span>: see text, p.332 (<text:span text:style-name="T12">§</text:span><text:span text:style-name="T13">9.4.6)</text:span></text:p>
                <text:list>
                  <text:list-item>
                    <text:p><text:span text:style-name="T14">r </text:span><text:span text:style-name="T7">~ 0.5978 (big? Small?)</text:span></text:p>
                  </text:list-item>
                </text:list>
              </text:list-item>
              <text:list-item>
                <text:p><text:span text:style-name="T7">Report </text:span><text:span text:style-name="T74">sample size</text:span><text:span text:style-name="T7"> (</text:span><text:span text:style-name="T14">df</text:span><text:span text:style-name="T7">),</text:span><text:span text:style-name="T7"><text:line-break/></text:span><text:span text:style-name="T74">test statistic</text:span><text:span text:style-name="T7"> (</text:span><text:span text:style-name="T14">t</text:span><text:span text:style-name="T7">),</text:span><text:span text:style-name="T74"> </text:span><text:span text:style-name="T73">p</text:span><text:span text:style-name="T74">-value</text:span><text:span text:style-name="T7">,</text:span><text:span text:style-name="T7"><text:line-break/></text:span><text:span text:style-name="T7">and </text:span><text:span text:style-name="T74">effect size </text:span><text:span text:style-name="T7">(</text:span><text:span text:style-name="T14">r</text:span><text:span text:style-name="T7">)</text:span></text:p>
              </text:list-item>
            </text:list>
          </draw:text-box>
        </draw:frame>
        <draw:frame draw:style-name="gr32" draw:layer="layout" svg:width="6.629cm" svg:height="3.819cm" svg:x="16.866cm" svg:y="13.9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0" presentation:class="page"/>
          <draw:frame presentation:style-name="pr6" draw:text-style-name="P3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Finding needed sample size</text:p>
          </draw:text-box>
        </draw:frame>
        <draw:frame presentation:style-name="pr28" draw:layer="layout" svg:width="25.199cm" svg:height="14.267cm" svg:x="1.4cm" svg:y="4.507cm" presentation:class="outline">
          <draw:text-box>
            <text:list text:style-name="L2">
              <text:list-item>
                <text:p>Experimental <text:span text:style-name="T1">design</text:span>: what is the minimum <text:span text:style-name="T1">sample size</text:span> needed to attain the desired level of <text:span text:style-name="T1">significance</text:span>, <text:span text:style-name="T1">power</text:span>, and <text:span text:style-name="T1">effect size</text:span> (assuming there is a real relationship)?</text:p>
              </text:list-item>
              <text:list-item>
                <text:p>Choose <text:span text:style-name="T1">level of significance</text:span>: <text:span text:style-name="T12">α </text:span><text:span text:style-name="T13">= </text:span><text:span text:style-name="T82">0.05</text:span></text:p>
              </text:list-item>
              <text:list-item>
                <text:p><text:span text:style-name="T13">Choose </text:span><text:span text:style-name="T68">power</text:span><text:span text:style-name="T13">: usually 1-</text:span><text:span text:style-name="T12">β</text:span><text:span text:style-name="T13"> = </text:span><text:span text:style-name="T82">0.80</text:span></text:p>
              </text:list-item>
              <text:list-item>
                <text:p><text:span text:style-name="T13">Choose desired </text:span><text:span text:style-name="T68">effect size</text:span><text:span text:style-name="T13">: (from literature or Cohen's rules of thumb)</text:span></text:p>
              </text:list-item>
              <text:list-item>
                <text:p><text:span text:style-name="T13">→ </text:span><text:span text:style-name="T13">use </text:span><text:span text:style-name="T68">GPower</text:span><text:span text:style-name="T13"> or similar to calculate the required sample size (do this for your </text:span><text:span text:style-name="T68">project</text:span><text:span text:style-name="T13">!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1" presentation:class="page"/>
          <draw:frame presentation:style-name="pr6" draw:text-style-name="P3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Power vs. sample size</text:p>
          </draw:text-box>
        </draw:frame>
        <draw:frame presentation:style-name="pr27" draw:layer="layout" svg:width="25.199cm" svg:height="1.843cm" svg:x="1.4cm" svg:y="4.507cm" presentation:class="outline" presentation:user-transformed="true">
          <draw:text-box>
            <text:list text:style-name="L2">
              <text:list-item>
                <text:p>Fix <text:span text:style-name="T12">α</text:span><text:span text:style-name="T13">=0.05, effect size d=0.50:</text:span></text:p>
              </text:list-item>
            </text:list>
          </draw:text-box>
        </draw:frame>
        <draw:frame draw:style-name="gr29" draw:text-style-name="P3" draw:layer="layout" svg:width="24.376cm" svg:height="14.305cm" svg:x="1.779cm" svg:y="5.331cm">
          <draw:image xlink:href="Pictures/200000B7000050A000002DB148D56D41.wmf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2" presentation:class="page"/>
          <draw:frame presentation:style-name="pr6" draw:text-style-name="P3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SPSS tips!</text:p>
          </draw:text-box>
        </draw:frame>
        <draw:frame presentation:style-name="pr5" draw:layer="layout" svg:width="25.199cm" svg:height="14.923cm" svg:x="1.4cm" svg:y="4.507cm" presentation:class="outline" presentation:user-transformed="true">
          <draw:text-box>
            <text:list text:style-name="L2">
              <text:list-item>
                <text:p><text:span text:style-name="T1">Plan out</text:span> the characteristics of your variables before you start data-entry</text:p>
              </text:list-item>
              <text:list-item>
                <text:p>You can <text:span text:style-name="T1">reorder</text:span> variables: cluster related ones</text:p>
              </text:list-item>
              <text:list-item>
                <text:p>Create a var holding unique <text:span text:style-name="T1">ID#</text:span> for each case</text:p>
              </text:list-item>
              <text:list-item>
                <text:p>Variable <text:span text:style-name="T1">names</text:span> may not have spaces: try “<text:span text:style-name="T1">_</text:span>”</text:p>
              </text:list-item>
              <text:list-item>
                <text:p>Add descriptive <text:span text:style-name="T1">labels</text:span> to your variables</text:p>
              </text:list-item>
              <text:list-item>
                <text:p>Code <text:span text:style-name="T1">missing data</text:span> using values like '<text:span text:style-name="T1">999</text:span>'</text:p>
                <text:list>
                  <text:list-item>
                    <text:p>Then tell SPSS about it in Variable View</text:p>
                  </text:list-item>
                </text:list>
              </text:list-item>
              <text:list-item>
                <text:p>Clean up your <text:span text:style-name="T1">output</text:span> file (*.spv) before turn-in</text:p>
                <text:list>
                  <text:list-item>
                    <text:p><text:span text:style-name="T1">Add</text:span> text boxes, headers; <text:span text:style-name="T1">delete</text:span> junk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3" presentation:class="page"/>
          <draw:frame presentation:style-name="pr6" draw:text-style-name="P3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01E8886B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marker draw:name="Arrowheads_20_3" draw:display-name="Arrowheads 3" svg:viewBox="0 0 1131 902" svg:d="m564 0-564 902h1131z"/>
    <draw:marker draw:name="msArrowEnd_20_5" draw:display-name="msArrowEnd 5" svg:viewBox="0 0 210 210" svg:d="m105 0 105 210h-21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28cm" draw:fill-image-height="21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draw:fill-image-width="28cm" draw:fill-image-height="21cm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28cm" draw:fill-image-height="21cm" style:repeat="stretch"/>
    </style:style>
    <style:style style:name="Mdp2" style:family="drawing-page">
      <style:drawing-page-properties draw:background-size="border" draw:fill="bitmap" draw:fill-image-name="TWU_20_Swoosh" draw:fill-image-width="28cm" draw:fill-image-height="21cm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6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6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09-10T18:36:48</meta:creation-date>
    <dc:language>en-US</dc:language>
    <meta:editing-cycles>36</meta:editing-cycles>
    <meta:editing-duration>PT15H50M19S</meta:editing-duration>
    <meta:initial-creator>sean ho</meta:initial-creator>
    <dc:date>2009-09-18T12:02:54</dc:date>
    <dc:creator>sean ho</dc:creator>
    <meta:document-statistic meta:object-count="372"/>
    <meta:user-defined meta:name="Info 1"/>
    <meta:user-defined meta:name="Info 2"/>
    <meta:user-defined meta:name="Info 3"/>
    <meta:user-defined meta:name="Info 4"/>
    <meta:template xlink:type="simple" xlink:actuate="onRequest" xlink:title="" xlink:href="../.ooo3/user/template/TWU%20Lecture.otp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style math:color="yellow">
          <math:mrow>
            <math:mrow>
              <math:mi>r</math:mi>
              <math:mo math:stretchy="false">=</math:mo>
              <math:msqrt>
                <math:mfrac>
                  <math:msup>
                    <math:mi>t</math:mi>
                    <math:mn>2</math:mn>
                  </math:msup>
                  <math:mrow>
                    <math:msup>
                      <math:mi>t</math:mi>
                      <math:mn>2</math:mn>
                    </math:msup>
                    <math:mo math:stretchy="false">+</math:mo>
                    <math:mi math:fontstyle="italic">df</math:mi>
                  </math:mrow>
                </math:mfrac>
              </math:msqrt>
            </math:mrow>
          </math:mrow>
        </math:mstyle>
      </math:mrow>
    </math:mstyle>
    <math:annotation math:encoding="StarMath 5.0">bold color yellow {r=sqrt{{t^{2}} over {t^{2}+df} } }</math:annotation>
  </math:semantics>
</math:math>
</file>